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957in"/>
    </style:style>
    <style:style style:name="co2" style:family="table-column">
      <style:table-column-properties fo:break-before="auto" style:column-width="1.7563in"/>
    </style:style>
    <style:style style:name="co3" style:family="table-column">
      <style:table-column-properties fo:break-before="auto" style:column-width="2.1047in"/>
    </style:style>
    <style:style style:name="co4" style:family="table-column">
      <style:table-column-properties fo:break-before="auto" style:column-width="1.06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736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0.8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ff33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60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Helvetica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ext-properties style:font-name="Liberation Sans" style:font-name-asian="Arial Unicode MS" style:font-name-complex="Arial Unicode MS"/>
    </style:style>
    <style:style style:name="ce14" style:family="table-cell" style:parent-style-name="Default" style:data-style-name="N61">
      <style:text-properties fo:color="#000000" style:font-name="Monaco" fo:font-size="12pt" fo:language="en" fo:country="US" style:font-name-asian="Monaco" style:font-size-asian="12pt" style:language-asian="en" style:country-asian="US" style:font-name-complex="Monaco" style:font-size-complex="12pt" style:language-complex="en" style:country-complex="US"/>
    </style:style>
    <style:style style:name="ce15" style:family="table-cell" style:parent-style-name="Default" style:data-style-name="N60"/>
    <style:style style:name="ce16" style:family="table-cell" style:parent-style-name="Default">
      <style:text-properties fo:color="#000000" style:text-outline="false" style:text-line-through-style="none" style:text-line-through-typ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21"/>
    <style:style style:name="ce19" style:family="table-cell" style:parent-style-name="Default" style:data-style-name="N100">
      <style:text-properties fo:font-style="italic" style:font-style-asian="italic" style:font-style-complex="italic"/>
    </style:style>
    <style:style style:name="ce20" style:family="table-cell" style:parent-style-name="Default" style:data-style-name="N0"/>
    <style:style style:name="ce21" style:family="table-cell" style:parent-style-name="Default" style:data-style-name="N123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number-columns-repeated="2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number-columns-repeated="7" table:default-cell-style-name="Default"/>
        <table:table-column table:style-name="co5" table:number-columns-repeated="2" table:default-cell-style-name="ce21"/>
        <table:table-row table:style-name="ro1">
          <table:table-cell table:number-columns-repeated="2"/>
          <table:table-cell table:style-name="ce1" office:value-type="string" calcext:value-type="string">
            <text:p>References:</text:p>
          </table:table-cell>
          <table:table-cell table:number-columns-repeated="24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>
            <text:p>Surface Science 124 (1983) 547-554 </text:p>
          </table:table-cell>
          <table:table-cell table:number-columns-repeated="2"/>
          <table:table-cell table:style-name="ce10" office:value-type="string" calcext:value-type="string">
            <text:p>x (A)</text:p>
          </table:table-cell>
          <table:table-cell table:style-name="ce11" office:value-type="string" calcext:value-type="string">
            <text:p>y (A)</text:p>
          </table:table-cell>
          <table:table-cell table:style-name="ce11" office:value-type="string" calcext:value-type="string">
            <text:p>z (A)</text:p>
          </table:table-cell>
          <table:table-cell table:style-name="ce11" office:value-type="string" calcext:value-type="string">
            <text:p>M (u)</text:p>
          </table:table-cell>
          <table:table-cell table:style-name="ce11" office:value-type="string" calcext:value-type="string">
            <text:p>sig (A)</text:p>
          </table:table-cell>
          <table:table-cell table:style-name="ce11" office:value-type="string" calcext:value-type="string">
            <text:p>eps (kj/mol)</text:p>
          </table:table-cell>
          <table:table-cell table:style-name="ce11" office:value-type="string" calcext:value-type="string">
            <text:p>q (e)</text:p>
          </table:table-cell>
          <table:table-cell table:style-name="ce14"/>
          <table:table-cell table:number-columns-repeated="1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'Model.pdf'</text:p>
          </table:table-cell>
          <table:table-cell/>
          <table:table-cell table:style-name="ce7" office:value-type="string" calcext:value-type="string">
            <text:p>Carbon (C1,C2,P)</text:p>
          </table:table-cell>
          <table:table-cell table:number-columns-repeated="4"/>
          <table:table-cell table:style-name="ce12" office:value-type="float" office:value="3.37" calcext:value-type="float">
            <text:p>3.37</text:p>
          </table:table-cell>
          <table:table-cell table:style-name="ce12" office:value-type="float" office:value="0.23" calcext:value-type="float">
            <text:p>0.23</text:p>
          </table:table-cell>
          <table:table-cell/>
          <table:table-cell table:style-name="ce15"/>
          <table:table-cell table:number-columns-repeated="14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4" office:value-type="string" calcext:value-type="string">
            <text:p>DOI: 10.1016/j.electacta.2012.12.107 </text:p>
          </table:table-cell>
          <table:table-cell/>
          <table:table-cell table:style-name="ce8" office:value-type="string" calcext:value-type="string">
            <text:p>IM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0.527" calcext:value-type="float">
            <text:p>-0.527</text:p>
          </table:table-cell>
          <table:table-cell table:style-name="ce3" office:value-type="float" office:value="1.365" calcext:value-type="float">
            <text:p>1.365</text:p>
          </table:table-cell>
          <table:table-cell table:style-name="ce3" office:value-type="float" office:value="67.07" calcext:value-type="float">
            <text:p>67.07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2.56" calcext:value-type="float">
            <text:p>2.56</text:p>
          </table:table-cell>
          <table:table-cell table:style-name="ce3" office:value-type="float" office:value="0.3591" calcext:value-type="float">
            <text:p>0.3591</text:p>
          </table:table-cell>
          <table:table-cell/>
          <table:table-cell table:style-name="ce16"/>
          <table:table-cell/>
          <table:table-cell table:style-name="ce9"/>
          <table:table-cell table:style-name="ce18" table:number-columns-repeated="2"/>
          <table:table-cell table:number-columns-repeated="9"/>
          <table:table-cell table:style-name="Default" table:number-columns-repeated="2"/>
        </table:table-row>
        <table:table-row table:style-name="ro3">
          <table:table-cell table:number-columns-repeated="4"/>
          <table:table-cell table:style-name="ce8" office:value-type="string" calcext:value-type="string">
            <text:p>IM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641" calcext:value-type="float">
            <text:p>1.641</text:p>
          </table:table-cell>
          <table:table-cell table:style-name="ce3" office:value-type="float" office:value="2.987" calcext:value-type="float">
            <text:p>2.987</text:p>
          </table:table-cell>
          <table:table-cell table:style-name="ce3" office:value-type="float" office:value="15.04" calcext:value-type="float">
            <text:p>15.04</text:p>
          </table:table-cell>
          <table:table-cell table:style-name="ce3" office:value-type="float" office:value="3.41" calcext:value-type="float">
            <text:p>3.41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office:value-type="float" office:value="0.1888" calcext:value-type="float">
            <text:p>0.1888</text:p>
          </table:table-cell>
          <table:table-cell/>
          <table:table-cell table:style-name="ce16"/>
          <table:table-cell/>
          <table:table-cell table:style-name="ce9"/>
          <table:table-cell table:style-name="ce18" table:number-columns-repeated="2"/>
          <table:table-cell table:number-columns-repeated="9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" office:value-type="string" calcext:value-type="string">
            <text:p>Conversions:</text:p>
          </table:table-cell>
          <table:table-cell/>
          <table:table-cell table:style-name="ce8" office:value-type="string" calcext:value-type="string">
            <text:p>IM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0.737" calcext:value-type="float">
            <text:p>-0.737</text:p>
          </table:table-cell>
          <table:table-cell table:style-name="ce3" office:value-type="float" office:value="-1.653" calcext:value-type="float">
            <text:p>-1.653</text:p>
          </table:table-cell>
          <table:table-cell table:style-name="ce3" office:value-type="float" office:value="29.07" calcext:value-type="float">
            <text:p>29.07</text:p>
          </table:table-cell>
          <table:table-cell table:style-name="ce3" office:value-type="float" office:value="4.38" calcext:value-type="float">
            <text:p>4.38</text:p>
          </table:table-cell>
          <table:table-cell table:style-name="ce3" office:value-type="float" office:value="1.24" calcext:value-type="float">
            <text:p>1.24</text:p>
          </table:table-cell>
          <table:table-cell table:style-name="ce3" office:value-type="float" office:value="0.2321" calcext:value-type="float">
            <text:p>0.2321</text:p>
          </table:table-cell>
          <table:table-cell/>
          <table:table-cell table:style-name="ce16"/>
          <table:table-cell/>
          <table:table-cell table:style-name="ce9"/>
          <table:table-cell table:style-name="ce18" table:number-columns-repeated="2"/>
          <table:table-cell table:number-columns-repeated="9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8" office:value-type="string" calcext:value-type="string">
            <text:p>A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86.81" calcext:value-type="float">
            <text:p>86.81</text:p>
          </table:table-cell>
          <table:table-cell table:style-name="ce3" office:value-type="float" office:value="4.51" calcext:value-type="float">
            <text:p>4.51</text:p>
          </table:table-cell>
          <table:table-cell table:style-name="ce3" office:value-type="float" office:value="3.24" calcext:value-type="float">
            <text:p>3.24</text:p>
          </table:table-cell>
          <table:table-cell table:style-name="ce3" office:value-type="float" office:value="-0.78" calcext:value-type="float">
            <text:p>-0.78</text:p>
          </table:table-cell>
          <table:table-cell table:number-columns-repeated="3"/>
          <table:table-cell table:style-name="ce9"/>
          <table:table-cell table:style-name="ce18" table:number-columns-repeated="2"/>
          <table:table-cell table:number-columns-repeated="9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Angstrom to Bohr Radius</text:p>
          </table:table-cell>
          <table:table-cell table:style-name="ce5" table:formula="of:=1/0.529177211" office:value-type="float" office:value="1.88972612427938" calcext:value-type="float">
            <text:p>1.8897261243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table:style-name="ce4" office:value-type="float" office:value="14.01" calcext:value-type="float">
            <text:p>14.01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-0.398" calcext:value-type="float">
            <text:p>-0.398</text:p>
          </table:table-cell>
          <table:table-cell table:number-columns-repeated="1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5"/>
          <table:table-cell/>
          <table:table-cell office:value-type="string" calcext:value-type="string">
            <text:p>Me</text:p>
          </table:table-cell>
          <table:table-cell table:number-columns-repeated="3"/>
          <table:table-cell table:style-name="ce4" office:value-type="float" office:value="15.04" calcext:value-type="float">
            <text:p>15.0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0.269" calcext:value-type="float">
            <text:p>0.269</text:p>
          </table:table-cell>
          <table:table-cell table:number-columns-repeated="1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kJ/mol to E_h</text:p>
          </table:table-cell>
          <table:table-cell table:style-name="ce6" office:value-type="float" office:value="0.0003808799" calcext:value-type="float">
            <text:p>3.81E-004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table:style-name="ce4" office:value-type="float" office:value="12.01" calcext:value-type="float">
            <text:p>12.01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0.129" calcext:value-type="float">
            <text:p>0.129</text:p>
          </table:table-cell>
          <table:table-cell table:number-columns-repeated="15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5"/>
          <table:table-cell table:number-columns-repeated="6"/>
          <table:table-cell table:style-name="ce12" table:formula="of:=[.J$3]" office:value-type="float" office:value="3.37" calcext:value-type="float">
            <text:p>3.37</text:p>
          </table:table-cell>
          <table:table-cell table:style-name="ce12" table:formula="of:=[.K$3]" office:value-type="float" office:value="0.23" calcext:value-type="float">
            <text:p>0.23</text:p>
          </table:table-cell>
          <table:table-cell table:number-columns-repeated="16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meV to kJ/mol</text:p>
          </table:table-cell>
          <table:table-cell table:style-name="ce6" office:value-type="float" office:value="0.0964853" calcext:value-type="float">
            <text:p>9.65E-002</text:p>
          </table:table-cell>
          <table:table-cell table:number-columns-repeated="6"/>
          <table:table-cell table:style-name="ce12" table:formula="of:=[.J$3]" office:value-type="float" office:value="3.37" calcext:value-type="float">
            <text:p>3.37</text:p>
          </table:table-cell>
          <table:table-cell table:style-name="ce12" table:formula="of:=[.K$3]" office:value-type="float" office:value="0.23" calcext:value-type="float">
            <text:p>0.23</text:p>
          </table:table-cell>
          <table:table-cell table:number-columns-repeated="16"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ce12" table:formula="of:=[.J$3]" office:value-type="float" office:value="3.37" calcext:value-type="float">
            <text:p>3.37</text:p>
          </table:table-cell>
          <table:table-cell table:style-name="ce12" table:formula="of:=[.K$3]" office:value-type="float" office:value="0.23" calcext:value-type="float">
            <text:p>0.23</text:p>
          </table:table-cell>
          <table:table-cell table:number-columns-repeated="16"/>
          <table:table-cell table:style-name="Default" table:number-columns-repeated="2"/>
        </table:table-row>
        <table:table-row table:style-name="ro1" table:number-rows-repeated="6">
          <table:table-cell table:number-columns-repeated="27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7"/>
          <table:table-cell table:style-name="ce11" office:value-type="string" calcext:value-type="string">
            <text:p>x (au)</text:p>
          </table:table-cell>
          <table:table-cell table:style-name="ce11" office:value-type="string" calcext:value-type="string">
            <text:p>y (au)</text:p>
          </table:table-cell>
          <table:table-cell table:style-name="ce11" office:value-type="string" calcext:value-type="string">
            <text:p>z (au)</text:p>
          </table:table-cell>
          <table:table-cell table:number-columns-repeated="2"/>
          <table:table-cell office:value-type="string" calcext:value-type="string">
            <text:p>Bondlen. (au)</text:p>
          </table:table-cell>
          <table:table-cell table:number-columns-repeated="16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8" table:formula="of:=[$Sheet1.$E$4]" office:value-type="string" office:string-value="IM1" calcext:value-type="string">
            <text:p>IM1</text:p>
          </table:table-cell>
          <table:table-cell table:formula="of:=[.F4]*[.$C$8]" office:value-type="float" office:value="0" calcext:value-type="float">
            <text:p>0</text:p>
          </table:table-cell>
          <table:table-cell table:formula="of:=[.G4]*[.$C$8]" office:value-type="float" office:value="-0.995885667495232" calcext:value-type="float">
            <text:p>-0.9958856675</text:p>
          </table:table-cell>
          <table:table-cell table:formula="of:=[.H4]*[.$C$8]" office:value-type="float" office:value="2.57947615964135" calcext:value-type="float">
            <text:p>2.5794761596</text:p>
          </table:table-cell>
          <table:table-cell/>
          <table:table-cell office:value-type="string" calcext:value-type="string">
            <text:p>1 → 2</text:p>
          </table:table-cell>
          <table:table-cell table:formula="of:=SQRT(POWER([.G21]-[.G22];2)+POWER([.H21]-[.H22];2))" office:value-type="float" office:value="5.11662602751972" calcext:value-type="float">
            <text:p>5.1166260275</text:p>
          </table:table-cell>
          <table:table-cell table:number-columns-repeated="3"/>
          <table:table-cell table:style-name="ce17"/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8" table:formula="of:=[$Sheet1.$E$5]" office:value-type="string" office:string-value="IM2" calcext:value-type="string">
            <text:p>IM2</text:p>
          </table:table-cell>
          <table:table-cell table:formula="of:=[.F5]*[.$C$8]" office:value-type="float" office:value="0" calcext:value-type="float">
            <text:p>0</text:p>
          </table:table-cell>
          <table:table-cell table:formula="of:=[.G5]*[.$C$8]" office:value-type="float" office:value="3.10104056994246" calcext:value-type="float">
            <text:p>3.1010405699</text:p>
          </table:table-cell>
          <table:table-cell table:formula="of:=[.H5]*[.$C$8]" office:value-type="float" office:value="5.6446119332225" calcext:value-type="float">
            <text:p>5.6446119332</text:p>
          </table:table-cell>
          <table:table-cell/>
          <table:table-cell office:value-type="string" calcext:value-type="string">
            <text:p>2 → 3</text:p>
          </table:table-cell>
          <table:table-cell table:formula="of:=SQRT(POWER([.G22]-[.G23];2)+POWER([.H22]-[.H23];2))" office:value-type="float" office:value="9.85279425301788" calcext:value-type="float">
            <text:p>9.852794253</text:p>
          </table:table-cell>
          <table:table-cell table:number-columns-repeated="16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8" table:formula="of:=[$Sheet1.$E$6]" office:value-type="string" office:string-value="IM3" calcext:value-type="string">
            <text:p>IM3</text:p>
          </table:table-cell>
          <table:table-cell table:formula="of:=[.F6]*[.$C$8]" office:value-type="float" office:value="0" calcext:value-type="float">
            <text:p>0</text:p>
          </table:table-cell>
          <table:table-cell table:formula="of:=[.G6]*[.$C$8]" office:value-type="float" office:value="-1.3927281535939" calcext:value-type="float">
            <text:p>-1.3927281536</text:p>
          </table:table-cell>
          <table:table-cell table:formula="of:=[.H6]*[.$C$8]" office:value-type="float" office:value="-3.12371728343381" calcext:value-type="float">
            <text:p>-3.1237172834</text:p>
          </table:table-cell>
          <table:table-cell/>
          <table:table-cell office:value-type="string" calcext:value-type="string">
            <text:p>3 → 1</text:p>
          </table:table-cell>
          <table:table-cell table:formula="of:=SQRT(POWER([.G23]-[.G21];2)+POWER([.H23]-[.H21];2))" office:value-type="float" office:value="5.71698341854412" calcext:value-type="float">
            <text:p>5.7169834185</text:p>
          </table:table-cell>
          <table:table-cell table:number-columns-repeated="16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9"/>
          <table:table-cell table:number-columns-repeated="22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1" office:value-type="string" calcext:value-type="string">
            <text:p>Mixing</text:p>
          </table:table-cell>
          <table:table-cell table:number-columns-repeated="2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ombination rules</text:p>
          </table:table-cell>
          <table:table-cell/>
          <table:table-cell office:value-type="string" calcext:value-type="string">
            <text:p>sigmas</text:p>
          </table:table-cell>
          <table:table-cell office:value-type="string" calcext:value-type="string">
            <text:p>0.5 * (sig_1 + sig_2)</text:p>
          </table:table-cell>
          <table:table-cell table:number-columns-repeated="4"/>
          <table:table-cell table:style-name="ce1" office:value-type="string" calcext:value-type="string">
            <text:p>Converted to AB-Form</text:p>
          </table:table-cell>
          <table:table-cell/>
          <table:table-cell office:value-type="string" calcext:value-type="string">
            <text:p>A = 4*eps*sig^12</text:p>
          </table:table-cell>
          <table:table-cell table:number-columns-repeated="10"/>
          <table:table-cell table:style-name="ce1" office:value-type="string" calcext:value-type="string">
            <text:p>Converted to AB-Form</text:p>
          </table:table-cell>
          <table:table-cell/>
          <table:table-cell table:style-name="Default" office:value-type="string" calcext:value-type="string">
            <text:p>A = 4*eps*sig^12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string" calcext:value-type="string">
            <text:p>epsilons</text:p>
          </table:table-cell>
          <table:table-cell office:value-type="string" calcext:value-type="string">
            <text:p>sqrt( eps_1 * eps_2)</text:p>
          </table:table-cell>
          <table:table-cell table:number-columns-repeated="6"/>
          <table:table-cell office:value-type="string" calcext:value-type="string">
            <text:p>B = 4*eps*sig^6</text:p>
          </table:table-cell>
          <table:table-cell table:number-columns-repeated="2"/>
          <table:table-cell table:style-name="ce18" table:number-columns-repeated="2"/>
          <table:table-cell table:number-columns-repeated="8"/>
          <table:table-cell table:style-name="Default" office:value-type="string" calcext:value-type="string">
            <text:p>B = 4*eps*sig^6</text:p>
          </table:table-cell>
          <table:table-cell table:style-name="Default"/>
        </table:table-row>
        <table:table-row table:style-name="ro1">
          <table:table-cell table:number-columns-repeated="9"/>
          <table:table-cell table:style-name="ce1" office:value-type="string" calcext:value-type="string">
            <text:p>Converted to atomic units</text:p>
          </table:table-cell>
          <table:table-cell table:number-columns-repeated="7"/>
          <table:table-cell table:style-name="ce18" table:number-columns-repeated="2"/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Sig_1_2 (A)</text:p>
          </table:table-cell>
          <table:table-cell office:value-type="string" calcext:value-type="string">
            <text:p>Esp_1_2 (kJ/mol)</text:p>
          </table:table-cell>
          <table:table-cell/>
          <table:table-cell office:value-type="string" calcext:value-type="string">
            <text:p>Sig_1_2 (au)</text:p>
          </table:table-cell>
          <table:table-cell office:value-type="string" calcext:value-type="string">
            <text:p>Eps_1_2 (E_h)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table:style-name="ce18" table:number-columns-repeated="2"/>
          <table:table-cell office:value-type="string" calcext:value-type="string">
            <text:p>Sig_1_2 (A)</text:p>
          </table:table-cell>
          <table:table-cell office:value-type="string" calcext:value-type="string">
            <text:p>Esp_1_2 (kJ/mol)</text:p>
          </table:table-cell>
          <table:table-cell/>
          <table:table-cell office:value-type="string" calcext:value-type="string">
            <text:p>Sig_1_2 (au)</text:p>
          </table:table-cell>
          <table:table-cell office:value-type="string" calcext:value-type="string">
            <text:p>Eps_1_2 (E_h)</text:p>
          </table:table-cell>
          <table:table-cell table:number-columns-repeated="3"/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</table:table-row>
        <table:table-row table:style-name="ro1">
          <table:table-cell table:number-columns-repeated="4"/>
          <table:table-cell table:number-columns-repeated="2" table:style-name="ce7" office:value-type="string" calcext:value-type="string">
            <text:p>A</text:p>
          </table:table-cell>
          <table:table-cell table:formula="of:=[.J7]" office:value-type="float" office:value="4.51" calcext:value-type="float">
            <text:p>4.51</text:p>
          </table:table-cell>
          <table:table-cell table:formula="of:=[.K7]" office:value-type="float" office:value="3.24" calcext:value-type="float">
            <text:p>3.24</text:p>
          </table:table-cell>
          <table:table-cell/>
          <table:table-cell table:formula="of:=[.G30]*[.$C$8]" office:value-type="float" office:value="8.52266482049999" calcext:value-type="float">
            <text:p>8.5226648205</text:p>
          </table:table-cell>
          <table:table-cell table:formula="of:=[.H30]*[.$C$10]" office:value-type="float" office:value="0.001234050876" calcext:value-type="float">
            <text:p>0.0012340509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18" table:formula="of:=4*[.K30]*POWER([.J30];12)" office:value-type="float" office:value="724933153.764378" calcext:value-type="float">
            <text:p>7.24933E+08</text:p>
          </table:table-cell>
          <table:table-cell table:style-name="ce18" table:formula="of:=4*[.K30]*POWER([.J30];6)" office:value-type="float" office:value="1891.67057749955" calcext:value-type="float">
            <text:p>1.89167E+03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A</text:p>
          </table:table-cell>
          <table:table-cell table:style-name="ce20" table:formula="of:=[.G30]" office:value-type="float" office:value="4.51" calcext:value-type="float">
            <text:p>4.51</text:p>
          </table:table-cell>
          <table:table-cell table:style-name="ce20" table:formula="of:=[.H30]" office:value-type="float" office:value="3.24" calcext:value-type="float">
            <text:p>3.24</text:p>
          </table:table-cell>
          <table:table-cell/>
          <table:table-cell table:formula="of:=[.T30]*[.$C$8]" office:value-type="float" office:value="8.52266482049999" calcext:value-type="float">
            <text:p>8.5226648205</text:p>
          </table:table-cell>
          <table:table-cell table:formula="of:=[.U30]*[.$C$10]" office:value-type="float" office:value="0.001234050876" calcext:value-type="float">
            <text:p>0.0012340509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A</text:p>
          </table:table-cell>
          <table:table-cell table:formula="of:=4*[.X30]*POWER([.W30];12)" office:value-type="float" office:value="724933153.764378" calcext:value-type="float">
            <text:p>7.24933e+08</text:p>
          </table:table-cell>
          <table:table-cell table:formula="of:=4*[.X30]*POWER([.W30];6)" office:value-type="float" office:value="1891.67057749955" calcext:value-type="float">
            <text:p>1.89167e+03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M1</text:p>
          </table:table-cell>
          <table:table-cell table:formula="of:=0.5*([.J7]+[.J4])" office:value-type="float" office:value="4.445" calcext:value-type="float">
            <text:p>4.445</text:p>
          </table:table-cell>
          <table:table-cell table:formula="of:=SQRT([.K7]*[.K4])" office:value-type="float" office:value="2.88" calcext:value-type="float">
            <text:p>2.88</text:p>
          </table:table-cell>
          <table:table-cell/>
          <table:table-cell table:formula="of:=[.G31]*[.$C$8]" office:value-type="float" office:value="8.39983262242183" calcext:value-type="float">
            <text:p>8.3998326224</text:p>
          </table:table-cell>
          <table:table-cell table:formula="of:=[.H31]*[.$C$10]" office:value-type="float" office:value="0.001096934112" calcext:value-type="float">
            <text:p>0.0010969341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m1</text:p>
          </table:table-cell>
          <table:table-cell table:style-name="ce18" table:formula="of:=4*[.K31]*POWER([.J31];12)" office:value-type="float" office:value="541362439.771313" calcext:value-type="float">
            <text:p>5.41362E+08</text:p>
          </table:table-cell>
          <table:table-cell table:style-name="ce18" table:formula="of:=4*[.K31]*POWER([.J31];6)" office:value-type="float" office:value="1541.21890351851" calcext:value-type="float">
            <text:p>1.54122E+03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Im1</text:p>
          </table:table-cell>
          <table:table-cell table:style-name="ce20" table:formula="of:=[.G31]" office:value-type="float" office:value="4.445" calcext:value-type="float">
            <text:p>4.445</text:p>
          </table:table-cell>
          <table:table-cell table:style-name="ce20" table:formula="of:=[.H31]" office:value-type="float" office:value="2.88" calcext:value-type="float">
            <text:p>2.88</text:p>
          </table:table-cell>
          <table:table-cell/>
          <table:table-cell table:formula="of:=[.T31]*[.$C$8]" office:value-type="float" office:value="8.39983262242183" calcext:value-type="float">
            <text:p>8.3998326224</text:p>
          </table:table-cell>
          <table:table-cell table:formula="of:=[.U31]*[.$C$10]" office:value-type="float" office:value="0.001096934112" calcext:value-type="float">
            <text:p>0.0010969341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Im1</text:p>
          </table:table-cell>
          <table:table-cell table:formula="of:=4*[.X31]*POWER([.W31];12)" office:value-type="float" office:value="541362439.771313" calcext:value-type="float">
            <text:p>5.41362e+08</text:p>
          </table:table-cell>
          <table:table-cell table:formula="of:=4*[.X31]*POWER([.W31];6)" office:value-type="float" office:value="1541.21890351851" calcext:value-type="float">
            <text:p>1.54122e+03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M2</text:p>
          </table:table-cell>
          <table:table-cell table:formula="of:=0.5*([.J7]+[.J5])" office:value-type="float" office:value="3.96" calcext:value-type="float">
            <text:p>3.96</text:p>
          </table:table-cell>
          <table:table-cell table:formula="of:=SQRT([.K7]*[.K5])" office:value-type="float" office:value="1.08" calcext:value-type="float">
            <text:p>1.08</text:p>
          </table:table-cell>
          <table:table-cell/>
          <table:table-cell table:formula="of:=[.G32]*[.$C$8]" office:value-type="float" office:value="7.48331545214633" calcext:value-type="float">
            <text:p>7.4833154521</text:p>
          </table:table-cell>
          <table:table-cell table:formula="of:=[.H32]*[.$C$10]" office:value-type="float" office:value="0.000411350292" calcext:value-type="float">
            <text:p>0.0004113503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m2</text:p>
          </table:table-cell>
          <table:table-cell table:style-name="ce18" table:formula="of:=4*[.K32]*POWER([.J32];12)" office:value-type="float" office:value="50745838.8396588" calcext:value-type="float">
            <text:p>5.07458E+07</text:p>
          </table:table-cell>
          <table:table-cell table:style-name="ce18" table:formula="of:=4*[.K32]*POWER([.J32];6)" office:value-type="float" office:value="288.958928738868" calcext:value-type="float">
            <text:p>2.88959E+02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Im2</text:p>
          </table:table-cell>
          <table:table-cell table:style-name="ce20" table:formula="of:=[.G32]" office:value-type="float" office:value="3.96" calcext:value-type="float">
            <text:p>3.96</text:p>
          </table:table-cell>
          <table:table-cell table:style-name="ce20" table:formula="of:=[.H32]" office:value-type="float" office:value="1.08" calcext:value-type="float">
            <text:p>1.08</text:p>
          </table:table-cell>
          <table:table-cell/>
          <table:table-cell table:formula="of:=[.T32]*[.$C$8]" office:value-type="float" office:value="7.48331545214633" calcext:value-type="float">
            <text:p>7.4833154521</text:p>
          </table:table-cell>
          <table:table-cell table:formula="of:=[.U32]*[.$C$10]" office:value-type="float" office:value="0.000411350292" calcext:value-type="float">
            <text:p>0.0004113503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Im2</text:p>
          </table:table-cell>
          <table:table-cell table:formula="of:=4*[.X32]*POWER([.W32];12)" office:value-type="float" office:value="50745838.8396588" calcext:value-type="float">
            <text:p>5.07458e+07</text:p>
          </table:table-cell>
          <table:table-cell table:formula="of:=4*[.X32]*POWER([.W32];6)" office:value-type="float" office:value="288.958928738868" calcext:value-type="float">
            <text:p>2.88959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M3</text:p>
          </table:table-cell>
          <table:table-cell table:formula="of:=0.5*([.J7]+[.J6])" office:value-type="float" office:value="4.445" calcext:value-type="float">
            <text:p>4.445</text:p>
          </table:table-cell>
          <table:table-cell table:formula="of:=SQRT([.K7]*[.K6])" office:value-type="float" office:value="2.00439517061881" calcext:value-type="float">
            <text:p>2.0043951706</text:p>
          </table:table-cell>
          <table:table-cell/>
          <table:table-cell table:formula="of:=[.G33]*[.$C$8]" office:value-type="float" office:value="8.39983262242183" calcext:value-type="float">
            <text:p>8.3998326224</text:p>
          </table:table-cell>
          <table:table-cell table:formula="of:=[.H33]*[.$C$10]" office:value-type="float" office:value="0.000763433832145774" calcext:value-type="float">
            <text:p>0.0007634338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Im3</text:p>
          </table:table-cell>
          <table:table-cell table:style-name="ce18" table:formula="of:=4*[.K33]*POWER([.J33];12)" office:value-type="float" office:value="376772312.441678" calcext:value-type="float">
            <text:p>3.76772E+08</text:p>
          </table:table-cell>
          <table:table-cell table:style-name="ce18" table:formula="of:=4*[.K33]*POWER([.J33];6)" office:value-type="float" office:value="1072.64296079129" calcext:value-type="float">
            <text:p>1.07264E+03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Im3</text:p>
          </table:table-cell>
          <table:table-cell table:style-name="ce20" table:formula="of:=[.G33]" office:value-type="float" office:value="4.445" calcext:value-type="float">
            <text:p>4.445</text:p>
          </table:table-cell>
          <table:table-cell table:style-name="ce20" table:formula="of:=[.H33]" office:value-type="float" office:value="2.00439517061881" calcext:value-type="float">
            <text:p>2.0043951706</text:p>
          </table:table-cell>
          <table:table-cell/>
          <table:table-cell table:formula="of:=[.T33]*[.$C$8]" office:value-type="float" office:value="8.39983262242183" calcext:value-type="float">
            <text:p>8.3998326224</text:p>
          </table:table-cell>
          <table:table-cell table:formula="of:=[.U33]*[.$C$10]" office:value-type="float" office:value="0.000763433832145774" calcext:value-type="float">
            <text:p>0.0007634338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Im3</text:p>
          </table:table-cell>
          <table:table-cell table:formula="of:=4*[.X33]*POWER([.W33];12)" office:value-type="float" office:value="376772312.441678" calcext:value-type="float">
            <text:p>3.76772e+08</text:p>
          </table:table-cell>
          <table:table-cell table:formula="of:=4*[.X33]*POWER([.W33];6)" office:value-type="float" office:value="1072.64296079129" calcext:value-type="float">
            <text:p>1.07264e+03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C1</text:p>
          </table:table-cell>
          <table:table-cell table:formula="of:=0.5*([.J7]+[.J3])" office:value-type="float" office:value="3.94" calcext:value-type="float">
            <text:p>3.94</text:p>
          </table:table-cell>
          <table:table-cell table:formula="of:=SQRT([.K7]*[.K3])" office:value-type="float" office:value="0.86324967419629" calcext:value-type="float">
            <text:p>0.8632496742</text:p>
          </table:table-cell>
          <table:table-cell/>
          <table:table-cell table:formula="of:=[.G34]*[.$C$8]" office:value-type="float" office:value="7.44552092966074" calcext:value-type="float">
            <text:p>7.4455209297</text:p>
          </table:table-cell>
          <table:table-cell table:formula="of:=[.H34]*[.$C$10]" office:value-type="float" office:value="0.000328794449582915" calcext:value-type="float">
            <text:p>0.0003287944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C1</text:p>
          </table:table-cell>
          <table:table-cell table:style-name="ce18" table:formula="of:=4*[.K34]*POWER([.J34];12)" office:value-type="float" office:value="38170296.5726573" calcext:value-type="float">
            <text:p>3.81703E+07</text:p>
          </table:table-cell>
          <table:table-cell table:style-name="ce18" table:formula="of:=4*[.K34]*POWER([.J34];6)" office:value-type="float" office:value="224.05518652353" calcext:value-type="float">
            <text:p>2.24055E+02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N</text:p>
          </table:table-cell>
          <table:table-cell table:formula="of:=0.5*([.J$7]+[.J8])" office:value-type="float" office:value="3.905" calcext:value-type="float">
            <text:p>3.905</text:p>
          </table:table-cell>
          <table:table-cell table:formula="of:=SQRT([.K$7]*[.K8])" office:value-type="float" office:value="1.16653332571342" calcext:value-type="float">
            <text:p>1.1665333257</text:p>
          </table:table-cell>
          <table:table-cell/>
          <table:table-cell table:formula="of:=[.T34]*[.$C$8]" office:value-type="float" office:value="7.37938051531097" calcext:value-type="float">
            <text:p>7.3793805153</text:p>
          </table:table-cell>
          <table:table-cell table:formula="of:=[.U34]*[.$C$10]" office:value-type="float" office:value="0.000444309096444393" calcext:value-type="float">
            <text:p>0.0004443091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N</text:p>
          </table:table-cell>
          <table:table-cell table:formula="of:=4*[.X34]*POWER([.W34];12)" office:value-type="float" office:value="46342990.8090044" calcext:value-type="float">
            <text:p>4.63430e+07</text:p>
          </table:table-cell>
          <table:table-cell table:formula="of:=4*[.X34]*POWER([.W34];6)" office:value-type="float" office:value="286.988587737419" calcext:value-type="float">
            <text:p>2.86989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C2</text:p>
          </table:table-cell>
          <table:table-cell table:formula="of:=[.G34]" office:value-type="float" office:value="3.94" calcext:value-type="float">
            <text:p>3.94</text:p>
          </table:table-cell>
          <table:table-cell table:formula="of:=[.H34]" office:value-type="float" office:value="0.86324967419629" calcext:value-type="float">
            <text:p>0.8632496742</text:p>
          </table:table-cell>
          <table:table-cell/>
          <table:table-cell table:formula="of:=[.G35]*[.$C$8]" office:value-type="float" office:value="7.44552092966074" calcext:value-type="float">
            <text:p>7.4455209297</text:p>
          </table:table-cell>
          <table:table-cell table:formula="of:=[.H35]*[.$C$10]" office:value-type="float" office:value="0.000328794449582915" calcext:value-type="float">
            <text:p>0.0003287944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C2</text:p>
          </table:table-cell>
          <table:table-cell table:style-name="ce18" table:formula="of:=4*[.K35]*POWER([.J35];12)" office:value-type="float" office:value="38170296.5726573" calcext:value-type="float">
            <text:p>3.81703E+07</text:p>
          </table:table-cell>
          <table:table-cell table:style-name="ce18" table:formula="of:=4*[.K35]*POWER([.J35];6)" office:value-type="float" office:value="224.05518652353" calcext:value-type="float">
            <text:p>2.24055E+02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Me</text:p>
          </table:table-cell>
          <table:table-cell table:formula="of:=0.5*([.J$7]+[.J9])" office:value-type="float" office:value="4.055" calcext:value-type="float">
            <text:p>4.055</text:p>
          </table:table-cell>
          <table:table-cell table:formula="of:=SQRT([.K$7]*[.K9])" office:value-type="float" office:value="2.26971363832533" calcext:value-type="float">
            <text:p>2.2697136383</text:p>
          </table:table-cell>
          <table:table-cell/>
          <table:table-cell table:formula="of:=[.T35]*[.$C$8]" office:value-type="float" office:value="7.66283943395287" calcext:value-type="float">
            <text:p>7.662839434</text:p>
          </table:table-cell>
          <table:table-cell table:formula="of:=[.U35]*[.$C$10]" office:value-type="float" office:value="0.000864488303593987" calcext:value-type="float">
            <text:p>0.0008644883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Me</text:p>
          </table:table-cell>
          <table:table-cell table:formula="of:=4*[.X35]*POWER([.W35];12)" office:value-type="float" office:value="141741106.620212" calcext:value-type="float">
            <text:p>1.41741e+08</text:p>
          </table:table-cell>
          <table:table-cell table:formula="of:=4*[.X35]*POWER([.W35];6)" office:value-type="float" office:value="700.095790050596" calcext:value-type="float">
            <text:p>7.00096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P</text:p>
          </table:table-cell>
          <table:table-cell table:formula="of:=[.G35]" office:value-type="float" office:value="3.94" calcext:value-type="float">
            <text:p>3.94</text:p>
          </table:table-cell>
          <table:table-cell table:formula="of:=[.H35]" office:value-type="float" office:value="0.86324967419629" calcext:value-type="float">
            <text:p>0.8632496742</text:p>
          </table:table-cell>
          <table:table-cell/>
          <table:table-cell table:formula="of:=[.G36]*[.$C$8]" office:value-type="float" office:value="7.44552092966074" calcext:value-type="float">
            <text:p>7.4455209297</text:p>
          </table:table-cell>
          <table:table-cell table:formula="of:=[.H36]*[.$C$10]" office:value-type="float" office:value="0.000328794449582915" calcext:value-type="float">
            <text:p>0.0003287944</text:p>
          </table:table-cell>
          <table:table-cell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P</text:p>
          </table:table-cell>
          <table:table-cell table:style-name="ce18" table:formula="of:=4*[.K36]*POWER([.J36];12)" office:value-type="float" office:value="38170296.5726573" calcext:value-type="float">
            <text:p>3.81703E+07</text:p>
          </table:table-cell>
          <table:table-cell table:style-name="ce18" table:formula="of:=4*[.K36]*POWER([.J36];6)" office:value-type="float" office:value="224.05518652353" calcext:value-type="float">
            <text:p>2.24055E+02</text:p>
          </table:table-cell>
          <table:table-cell table:style-name="ce19"/>
          <table:table-cell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formula="of:=0.5*([.J$7]+[.J10])" office:value-type="float" office:value="3.955" calcext:value-type="float">
            <text:p>3.955</text:p>
          </table:table-cell>
          <table:table-cell table:formula="of:=SQRT([.K$7]*[.K10])" office:value-type="float" office:value="1.16653332571342" calcext:value-type="float">
            <text:p>1.1665333257</text:p>
          </table:table-cell>
          <table:table-cell/>
          <table:table-cell table:formula="of:=[.T36]*[.$C$8]" office:value-type="float" office:value="7.47386682152493" calcext:value-type="float">
            <text:p>7.4738668215</text:p>
          </table:table-cell>
          <table:table-cell table:formula="of:=[.U36]*[.$C$10]" office:value-type="float" office:value="0.000444309096444393" calcext:value-type="float">
            <text:p>0.0004443091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formula="of:=4*[.X36]*POWER([.W36];12)" office:value-type="float" office:value="53987032.163552" calcext:value-type="float">
            <text:p>5.39870e+07</text:p>
          </table:table-cell>
          <table:table-cell table:formula="of:=4*[.X36]*POWER([.W36];6)" office:value-type="float" office:value="309.754286364545" calcext:value-type="float">
            <text:p>3.09754e+02</text:p>
          </table:table-cell>
        </table:table-row>
        <table:table-row table:style-name="ro1">
          <table:table-cell table:number-columns-repeated="4"/>
          <table:table-cell table:number-columns-repeated="2" table:style-name="ce7" office:value-type="string" calcext:value-type="string">
            <text:p>IM1</text:p>
          </table:table-cell>
          <table:table-cell table:formula="of:=[.J4]" office:value-type="float" office:value="4.38" calcext:value-type="float">
            <text:p>4.38</text:p>
          </table:table-cell>
          <table:table-cell table:formula="of:=[.K4]" office:value-type="float" office:value="2.56" calcext:value-type="float">
            <text:p>2.56</text:p>
          </table:table-cell>
          <table:table-cell/>
          <table:table-cell table:formula="of:=[.G37]*[.$C$8]" office:value-type="float" office:value="8.27700042434367" calcext:value-type="float">
            <text:p>8.2770004243</text:p>
          </table:table-cell>
          <table:table-cell table:formula="of:=[.H37]*[.$C$10]" office:value-type="float" office:value="0.000975052544" calcext:value-type="float">
            <text:p>0.0009750525</text:p>
          </table:table-cell>
          <table:table-cell/>
          <table:table-cell table:number-columns-repeated="2" table:style-name="ce7" office:value-type="string" calcext:value-type="string">
            <text:p>Im1</text:p>
          </table:table-cell>
          <table:table-cell table:style-name="ce18" table:formula="of:=4*[.K37]*POWER([.J37];12)" office:value-type="float" office:value="403240124.958544" calcext:value-type="float">
            <text:p>4.03240E+08</text:p>
          </table:table-cell>
          <table:table-cell table:style-name="ce18" table:formula="of:=4*[.K37]*POWER([.J37];6)" office:value-type="float" office:value="1254.08183095635" calcext:value-type="float">
            <text:p>1.25408E+03</text:p>
          </table:table-cell>
          <table:table-cell table:style-name="ce19"/>
          <table:table-cell office:value-type="string" calcext:value-type="string">
            <text:p>A</text:p>
          </table:table-cell>
          <table:table-cell table:style-name="ce18" office:value-type="string" calcext:value-type="string">
            <text:p>C1</text:p>
          </table:table-cell>
          <table:table-cell table:formula="of:=[.G34]" office:value-type="float" office:value="3.94" calcext:value-type="float">
            <text:p>3.94</text:p>
          </table:table-cell>
          <table:table-cell table:formula="of:=[.H34]" office:value-type="float" office:value="0.86324967419629" calcext:value-type="float">
            <text:p>0.8632496742</text:p>
          </table:table-cell>
          <table:table-cell/>
          <table:table-cell table:formula="of:=[.T37]*[.$C$8]" office:value-type="float" office:value="7.44552092966074" calcext:value-type="float">
            <text:p>7.4455209297</text:p>
          </table:table-cell>
          <table:table-cell table:formula="of:=[.U37]*[.$C$10]" office:value-type="float" office:value="0.000328794449582915" calcext:value-type="float">
            <text:p>0.0003287944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C1</text:p>
          </table:table-cell>
          <table:table-cell table:formula="of:=4*[.X37]*POWER([.W37];12)" office:value-type="float" office:value="38170296.5726573" calcext:value-type="float">
            <text:p>3.81703e+07</text:p>
          </table:table-cell>
          <table:table-cell table:formula="of:=4*[.X37]*POWER([.W37];6)" office:value-type="float" office:value="224.05518652353" calcext:value-type="float">
            <text:p>2.24055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IM2</text:p>
          </table:table-cell>
          <table:table-cell table:formula="of:=0.5*([.J4]+[.J5])" office:value-type="float" office:value="3.895" calcext:value-type="float">
            <text:p>3.895</text:p>
          </table:table-cell>
          <table:table-cell table:formula="of:=SQRT([.K4]*[.K5])" office:value-type="float" office:value="0.96" calcext:value-type="float">
            <text:p>0.96</text:p>
          </table:table-cell>
          <table:table-cell/>
          <table:table-cell table:formula="of:=[.G38]*[.$C$8]" office:value-type="float" office:value="7.36048325406817" calcext:value-type="float">
            <text:p>7.3604832541</text:p>
          </table:table-cell>
          <table:table-cell table:formula="of:=[.H38]*[.$C$10]" office:value-type="float" office:value="0.000365644704" calcext:value-type="float">
            <text:p>0.0003656447</text:p>
          </table:table-cell>
          <table:table-cell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Im2</text:p>
          </table:table-cell>
          <table:table-cell table:style-name="ce18" table:formula="of:=4*[.K38]*POWER([.J38];12)" office:value-type="float" office:value="36982411.4820587" calcext:value-type="float">
            <text:p>3.69824E+07</text:p>
          </table:table-cell>
          <table:table-cell table:style-name="ce18" table:formula="of:=4*[.K38]*POWER([.J38];6)" office:value-type="float" office:value="232.571906296212" calcext:value-type="float">
            <text:p>2.32572E+02</text:p>
          </table:table-cell>
          <table:table-cell table:style-name="ce19"/>
          <table:table-cell office:value-type="string" calcext:value-type="string">
            <text:p>A</text:p>
          </table:table-cell>
          <table:table-cell table:style-name="ce18" office:value-type="string" calcext:value-type="string">
            <text:p>C2</text:p>
          </table:table-cell>
          <table:table-cell table:formula="of:=[.G35]" office:value-type="float" office:value="3.94" calcext:value-type="float">
            <text:p>3.94</text:p>
          </table:table-cell>
          <table:table-cell table:formula="of:=[.H35]" office:value-type="float" office:value="0.86324967419629" calcext:value-type="float">
            <text:p>0.8632496742</text:p>
          </table:table-cell>
          <table:table-cell/>
          <table:table-cell table:formula="of:=[.T38]*[.$C$8]" office:value-type="float" office:value="7.44552092966074" calcext:value-type="float">
            <text:p>7.4455209297</text:p>
          </table:table-cell>
          <table:table-cell table:formula="of:=[.U38]*[.$C$10]" office:value-type="float" office:value="0.000328794449582915" calcext:value-type="float">
            <text:p>0.0003287944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C2</text:p>
          </table:table-cell>
          <table:table-cell table:formula="of:=4*[.X38]*POWER([.W38];12)" office:value-type="float" office:value="38170296.5726573" calcext:value-type="float">
            <text:p>3.81703e+07</text:p>
          </table:table-cell>
          <table:table-cell table:formula="of:=4*[.X38]*POWER([.W38];6)" office:value-type="float" office:value="224.05518652353" calcext:value-type="float">
            <text:p>2.24055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IM3</text:p>
          </table:table-cell>
          <table:table-cell table:formula="of:=0.5*([.J4]+[.J6])" office:value-type="float" office:value="4.38" calcext:value-type="float">
            <text:p>4.38</text:p>
          </table:table-cell>
          <table:table-cell table:formula="of:=SQRT([.K4]*[.K6])" office:value-type="float" office:value="1.78168459610561" calcext:value-type="float">
            <text:p>1.7816845961</text:p>
          </table:table-cell>
          <table:table-cell/>
          <table:table-cell table:formula="of:=[.G39]*[.$C$8]" office:value-type="float" office:value="8.27700042434367" calcext:value-type="float">
            <text:p>8.2770004243</text:p>
          </table:table-cell>
          <table:table-cell table:formula="of:=[.H39]*[.$C$10]" office:value-type="float" office:value="0.000678607850796244" calcext:value-type="float">
            <text:p>0.0006786079</text:p>
          </table:table-cell>
          <table:table-cell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Im3</text:p>
          </table:table-cell>
          <table:table-cell table:style-name="ce18" table:formula="of:=4*[.K39]*POWER([.J39];12)" office:value-type="float" office:value="280643249.675913" calcext:value-type="float">
            <text:p>2.80643E+08</text:p>
          </table:table-cell>
          <table:table-cell table:style-name="ce18" table:formula="of:=4*[.K39]*POWER([.J39];6)" office:value-type="float" office:value="872.804015808922" calcext:value-type="float">
            <text:p>8.72804E+02</text:p>
          </table:table-cell>
          <table:table-cell table:style-name="ce19"/>
          <table:table-cell office:value-type="string" calcext:value-type="string">
            <text:p>A</text:p>
          </table:table-cell>
          <table:table-cell table:style-name="ce18" office:value-type="string" calcext:value-type="string">
            <text:p>P</text:p>
          </table:table-cell>
          <table:table-cell table:formula="of:=[.G36]" office:value-type="float" office:value="3.94" calcext:value-type="float">
            <text:p>3.94</text:p>
          </table:table-cell>
          <table:table-cell table:formula="of:=[.H36]" office:value-type="float" office:value="0.86324967419629" calcext:value-type="float">
            <text:p>0.8632496742</text:p>
          </table:table-cell>
          <table:table-cell/>
          <table:table-cell table:formula="of:=[.T39]*[.$C$8]" office:value-type="float" office:value="7.44552092966074" calcext:value-type="float">
            <text:p>7.4455209297</text:p>
          </table:table-cell>
          <table:table-cell table:formula="of:=[.U39]*[.$C$10]" office:value-type="float" office:value="0.000328794449582915" calcext:value-type="float">
            <text:p>0.0003287944</text:p>
          </table:table-cell>
          <table:table-cell/>
          <table:table-cell office:value-type="string" calcext:value-type="string">
            <text:p>A</text:p>
          </table:table-cell>
          <table:table-cell table:style-name="ce18" office:value-type="string" calcext:value-type="string">
            <text:p>P</text:p>
          </table:table-cell>
          <table:table-cell table:formula="of:=4*[.X39]*POWER([.W39];12)" office:value-type="float" office:value="38170296.5726573" calcext:value-type="float">
            <text:p>3.81703e+07</text:p>
          </table:table-cell>
          <table:table-cell table:formula="of:=4*[.X39]*POWER([.W39];6)" office:value-type="float" office:value="224.05518652353" calcext:value-type="float">
            <text:p>2.24055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C1</text:p>
          </table:table-cell>
          <table:table-cell table:formula="of:=0.5*([.J4]+[.J3])" office:value-type="float" office:value="3.875" calcext:value-type="float">
            <text:p>3.875</text:p>
          </table:table-cell>
          <table:table-cell table:formula="of:=SQRT([.K4]*[.K3])" office:value-type="float" office:value="0.767333043730035" calcext:value-type="float">
            <text:p>0.7673330437</text:p>
          </table:table-cell>
          <table:table-cell/>
          <table:table-cell table:formula="of:=[.G40]*[.$C$8]" office:value-type="float" office:value="7.32268873158258" calcext:value-type="float">
            <text:p>7.3226887316</text:p>
          </table:table-cell>
          <table:table-cell table:formula="of:=[.H40]*[.$C$10]" office:value-type="float" office:value="0.000292261732962591" calcext:value-type="float">
            <text:p>0.0002922617</text:p>
          </table:table-cell>
          <table:table-cell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C1</text:p>
          </table:table-cell>
          <table:table-cell table:style-name="ce18" table:formula="of:=4*[.K40]*POWER([.J40];12)" office:value-type="float" office:value="27789378.373716" calcext:value-type="float">
            <text:p>2.77894E+07</text:p>
          </table:table-cell>
          <table:table-cell table:style-name="ce18" table:formula="of:=4*[.K40]*POWER([.J40];6)" office:value-type="float" office:value="180.241747455526" calcext:value-type="float">
            <text:p>1.80242E+02</text:p>
          </table:table-cell>
          <table:table-cell table:style-name="ce19"/>
          <table:table-cell office:value-type="string" calcext:value-type="string">
            <text:p>Im1</text:p>
          </table:table-cell>
          <table:table-cell table:style-name="ce18" office:value-type="string" calcext:value-type="string">
            <text:p>Im1</text:p>
          </table:table-cell>
          <table:table-cell table:formula="of:=[.G37]" office:value-type="float" office:value="4.38" calcext:value-type="float">
            <text:p>4.38</text:p>
          </table:table-cell>
          <table:table-cell table:formula="of:=[.H37]" office:value-type="float" office:value="2.56" calcext:value-type="float">
            <text:p>2.56</text:p>
          </table:table-cell>
          <table:table-cell/>
          <table:table-cell table:formula="of:=[.T40]*[.$C$8]" office:value-type="float" office:value="8.27700042434367" calcext:value-type="float">
            <text:p>8.2770004243</text:p>
          </table:table-cell>
          <table:table-cell table:formula="of:=[.U40]*[.$C$10]" office:value-type="float" office:value="0.000975052544" calcext:value-type="float">
            <text:p>0.0009750525</text:p>
          </table:table-cell>
          <table:table-cell/>
          <table:table-cell office:value-type="string" calcext:value-type="string">
            <text:p>Im1</text:p>
          </table:table-cell>
          <table:table-cell table:style-name="ce18" office:value-type="string" calcext:value-type="string">
            <text:p>Im1</text:p>
          </table:table-cell>
          <table:table-cell table:formula="of:=4*[.X40]*POWER([.W40];12)" office:value-type="float" office:value="403240124.958544" calcext:value-type="float">
            <text:p>4.03240e+08</text:p>
          </table:table-cell>
          <table:table-cell table:formula="of:=4*[.X40]*POWER([.W40];6)" office:value-type="float" office:value="1254.08183095635" calcext:value-type="float">
            <text:p>1.25408e+03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C2</text:p>
          </table:table-cell>
          <table:table-cell table:formula="of:=[.G40]" office:value-type="float" office:value="3.875" calcext:value-type="float">
            <text:p>3.875</text:p>
          </table:table-cell>
          <table:table-cell table:formula="of:=[.H40]" office:value-type="float" office:value="0.767333043730035" calcext:value-type="float">
            <text:p>0.7673330437</text:p>
          </table:table-cell>
          <table:table-cell/>
          <table:table-cell table:formula="of:=[.G41]*[.$C$8]" office:value-type="float" office:value="7.32268873158258" calcext:value-type="float">
            <text:p>7.3226887316</text:p>
          </table:table-cell>
          <table:table-cell table:formula="of:=[.H41]*[.$C$10]" office:value-type="float" office:value="0.000292261732962591" calcext:value-type="float">
            <text:p>0.0002922617</text:p>
          </table:table-cell>
          <table:table-cell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C2</text:p>
          </table:table-cell>
          <table:table-cell table:style-name="ce18" table:formula="of:=4*[.K41]*POWER([.J41];12)" office:value-type="float" office:value="27789378.373716" calcext:value-type="float">
            <text:p>2.77894E+07</text:p>
          </table:table-cell>
          <table:table-cell table:style-name="ce18" table:formula="of:=4*[.K41]*POWER([.J41];6)" office:value-type="float" office:value="180.241747455526" calcext:value-type="float">
            <text:p>1.80242E+02</text:p>
          </table:table-cell>
          <table:table-cell table:style-name="ce19"/>
          <table:table-cell office:value-type="string" calcext:value-type="string">
            <text:p>Im1</text:p>
          </table:table-cell>
          <table:table-cell table:style-name="ce18" office:value-type="string" calcext:value-type="string">
            <text:p>Im2</text:p>
          </table:table-cell>
          <table:table-cell table:formula="of:=[.G38]" office:value-type="float" office:value="3.895" calcext:value-type="float">
            <text:p>3.895</text:p>
          </table:table-cell>
          <table:table-cell table:formula="of:=[.H38]" office:value-type="float" office:value="0.96" calcext:value-type="float">
            <text:p>0.96</text:p>
          </table:table-cell>
          <table:table-cell/>
          <table:table-cell table:formula="of:=[.T41]*[.$C$8]" office:value-type="float" office:value="7.36048325406817" calcext:value-type="float">
            <text:p>7.3604832541</text:p>
          </table:table-cell>
          <table:table-cell table:formula="of:=[.U41]*[.$C$10]" office:value-type="float" office:value="0.000365644704" calcext:value-type="float">
            <text:p>0.0003656447</text:p>
          </table:table-cell>
          <table:table-cell/>
          <table:table-cell office:value-type="string" calcext:value-type="string">
            <text:p>Im1</text:p>
          </table:table-cell>
          <table:table-cell table:style-name="ce18" office:value-type="string" calcext:value-type="string">
            <text:p>Im2</text:p>
          </table:table-cell>
          <table:table-cell table:formula="of:=4*[.X41]*POWER([.W41];12)" office:value-type="float" office:value="36982411.4820587" calcext:value-type="float">
            <text:p>3.69824e+07</text:p>
          </table:table-cell>
          <table:table-cell table:formula="of:=4*[.X41]*POWER([.W41];6)" office:value-type="float" office:value="232.571906296212" calcext:value-type="float">
            <text:p>2.32572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P</text:p>
          </table:table-cell>
          <table:table-cell table:formula="of:=[.G41]" office:value-type="float" office:value="3.875" calcext:value-type="float">
            <text:p>3.875</text:p>
          </table:table-cell>
          <table:table-cell table:formula="of:=[.H41]" office:value-type="float" office:value="0.767333043730035" calcext:value-type="float">
            <text:p>0.7673330437</text:p>
          </table:table-cell>
          <table:table-cell/>
          <table:table-cell table:formula="of:=[.G42]*[.$C$8]" office:value-type="float" office:value="7.32268873158258" calcext:value-type="float">
            <text:p>7.3226887316</text:p>
          </table:table-cell>
          <table:table-cell table:formula="of:=[.H42]*[.$C$10]" office:value-type="float" office:value="0.000292261732962591" calcext:value-type="float">
            <text:p>0.0002922617</text:p>
          </table:table-cell>
          <table:table-cell/>
          <table:table-cell table:style-name="ce7" office:value-type="string" calcext:value-type="string">
            <text:p>Im1</text:p>
          </table:table-cell>
          <table:table-cell table:style-name="ce7" office:value-type="string" calcext:value-type="string">
            <text:p>P</text:p>
          </table:table-cell>
          <table:table-cell table:style-name="ce18" table:formula="of:=4*[.K42]*POWER([.J42];12)" office:value-type="float" office:value="27789378.373716" calcext:value-type="float">
            <text:p>2.77894E+07</text:p>
          </table:table-cell>
          <table:table-cell table:style-name="ce18" table:formula="of:=4*[.K42]*POWER([.J42];6)" office:value-type="float" office:value="180.241747455526" calcext:value-type="float">
            <text:p>1.80242E+02</text:p>
          </table:table-cell>
          <table:table-cell table:style-name="ce19"/>
          <table:table-cell office:value-type="string" calcext:value-type="string">
            <text:p>Im1</text:p>
          </table:table-cell>
          <table:table-cell table:style-name="ce18" office:value-type="string" calcext:value-type="string">
            <text:p>Im3</text:p>
          </table:table-cell>
          <table:table-cell table:formula="of:=[.G39]" office:value-type="float" office:value="4.38" calcext:value-type="float">
            <text:p>4.38</text:p>
          </table:table-cell>
          <table:table-cell table:formula="of:=[.H39]" office:value-type="float" office:value="1.78168459610561" calcext:value-type="float">
            <text:p>1.7816845961</text:p>
          </table:table-cell>
          <table:table-cell/>
          <table:table-cell table:formula="of:=[.T42]*[.$C$8]" office:value-type="float" office:value="8.27700042434367" calcext:value-type="float">
            <text:p>8.2770004243</text:p>
          </table:table-cell>
          <table:table-cell table:formula="of:=[.U42]*[.$C$10]" office:value-type="float" office:value="0.000678607850796244" calcext:value-type="float">
            <text:p>0.0006786079</text:p>
          </table:table-cell>
          <table:table-cell/>
          <table:table-cell office:value-type="string" calcext:value-type="string">
            <text:p>Im1</text:p>
          </table:table-cell>
          <table:table-cell table:style-name="ce18" office:value-type="string" calcext:value-type="string">
            <text:p>Im3</text:p>
          </table:table-cell>
          <table:table-cell table:formula="of:=4*[.X42]*POWER([.W42];12)" office:value-type="float" office:value="280643249.675913" calcext:value-type="float">
            <text:p>2.80643e+08</text:p>
          </table:table-cell>
          <table:table-cell table:formula="of:=4*[.X42]*POWER([.W42];6)" office:value-type="float" office:value="872.804015808922" calcext:value-type="float">
            <text:p>8.72804e+02</text:p>
          </table:table-cell>
        </table:table-row>
        <table:table-row table:style-name="ro1">
          <table:table-cell table:number-columns-repeated="4"/>
          <table:table-cell table:number-columns-repeated="2" table:style-name="ce7" office:value-type="string" calcext:value-type="string">
            <text:p>IM2</text:p>
          </table:table-cell>
          <table:table-cell table:formula="of:=[.J5]" office:value-type="float" office:value="3.41" calcext:value-type="float">
            <text:p>3.41</text:p>
          </table:table-cell>
          <table:table-cell table:formula="of:=[.K5]" office:value-type="float" office:value="0.36" calcext:value-type="float">
            <text:p>0.36</text:p>
          </table:table-cell>
          <table:table-cell/>
          <table:table-cell table:formula="of:=[.G43]*[.$C$8]" office:value-type="float" office:value="6.44396608379267" calcext:value-type="float">
            <text:p>6.4439660838</text:p>
          </table:table-cell>
          <table:table-cell table:formula="of:=[.H43]*[.$C$10]" office:value-type="float" office:value="0.000137116764" calcext:value-type="float">
            <text:p>0.0001371168</text:p>
          </table:table-cell>
          <table:table-cell/>
          <table:table-cell table:number-columns-repeated="2" table:style-name="ce7" office:value-type="string" calcext:value-type="string">
            <text:p>Im2</text:p>
          </table:table-cell>
          <table:table-cell table:style-name="ce18" table:formula="of:=4*[.K43]*POWER([.J43];12)" office:value-type="float" office:value="2811832.83433866" calcext:value-type="float">
            <text:p>2.81183E+06</text:p>
          </table:table-cell>
          <table:table-cell table:style-name="ce18" table:formula="of:=4*[.K43]*POWER([.J43];6)" office:value-type="float" office:value="39.270824750874" calcext:value-type="float">
            <text:p>3.92708E+01</text:p>
          </table:table-cell>
          <table:table-cell table:style-name="ce19"/>
          <table:table-cell office:value-type="string" calcext:value-type="string">
            <text:p>Im1</text:p>
          </table:table-cell>
          <table:table-cell table:style-name="ce18" office:value-type="string" calcext:value-type="string">
            <text:p>N</text:p>
          </table:table-cell>
          <table:table-cell table:formula="of:=0.5*([.J$4]+[.J8])" office:value-type="float" office:value="3.84" calcext:value-type="float">
            <text:p>3.84</text:p>
          </table:table-cell>
          <table:table-cell table:formula="of:=SQRT([.K$4]*[.K8])" office:value-type="float" office:value="1.03691851174526" calcext:value-type="float">
            <text:p>1.0369185117</text:p>
          </table:table-cell>
          <table:table-cell/>
          <table:table-cell table:formula="of:=[.T43]*[.$C$8]" office:value-type="float" office:value="7.25654831723281" calcext:value-type="float">
            <text:p>7.2565483172</text:p>
          </table:table-cell>
          <table:table-cell table:formula="of:=[.U43]*[.$C$10]" office:value-type="float" office:value="0.000394941419061683" calcext:value-type="float">
            <text:p>0.0003949414</text:p>
          </table:table-cell>
          <table:table-cell/>
          <table:table-cell office:value-type="string" calcext:value-type="string">
            <text:p>Im1</text:p>
          </table:table-cell>
          <table:table-cell table:style-name="ce18" office:value-type="string" calcext:value-type="string">
            <text:p>N</text:p>
          </table:table-cell>
          <table:table-cell table:formula="of:=4*[.X43]*POWER([.W43];12)" office:value-type="float" office:value="33678579.8162541" calcext:value-type="float">
            <text:p>3.36786e+07</text:p>
          </table:table-cell>
          <table:table-cell table:formula="of:=4*[.X43]*POWER([.W43];6)" office:value-type="float" office:value="230.660496007561" calcext:value-type="float">
            <text:p>2.30660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IM3</text:p>
          </table:table-cell>
          <table:table-cell table:formula="of:=0.5*([.J5]+[.J6])" office:value-type="float" office:value="3.895" calcext:value-type="float">
            <text:p>3.895</text:p>
          </table:table-cell>
          <table:table-cell table:formula="of:=SQRT([.K5]*[.K6])" office:value-type="float" office:value="0.668131723539603" calcext:value-type="float">
            <text:p>0.6681317235</text:p>
          </table:table-cell>
          <table:table-cell/>
          <table:table-cell table:formula="of:=[.G44]*[.$C$8]" office:value-type="float" office:value="7.36048325406817" calcext:value-type="float">
            <text:p>7.3604832541</text:p>
          </table:table-cell>
          <table:table-cell table:formula="of:=[.H44]*[.$C$10]" office:value-type="float" office:value="0.000254477944048591" calcext:value-type="float">
            <text:p>0.0002544779</text:p>
          </table:table-cell>
          <table:table-cell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Im3</text:p>
          </table:table-cell>
          <table:table-cell table:style-name="ce18" table:formula="of:=4*[.K44]*POWER([.J44];12)" office:value-type="float" office:value="25738669.0876653" calcext:value-type="float">
            <text:p>2.57387E+07</text:p>
          </table:table-cell>
          <table:table-cell table:style-name="ce18" table:formula="of:=4*[.K44]*POWER([.J44];6)" office:value-type="float" office:value="161.863196458937" calcext:value-type="float">
            <text:p>1.61863E+02</text:p>
          </table:table-cell>
          <table:table-cell table:style-name="ce19"/>
          <table:table-cell office:value-type="string" calcext:value-type="string">
            <text:p>Im1</text:p>
          </table:table-cell>
          <table:table-cell table:style-name="ce18" office:value-type="string" calcext:value-type="string">
            <text:p>Me</text:p>
          </table:table-cell>
          <table:table-cell table:formula="of:=0.5*([.J$4]+[.J9])" office:value-type="float" office:value="3.99" calcext:value-type="float">
            <text:p>3.99</text:p>
          </table:table-cell>
          <table:table-cell table:formula="of:=SQRT([.K$4]*[.K9])" office:value-type="float" office:value="2.01752323406696" calcext:value-type="float">
            <text:p>2.0175232341</text:p>
          </table:table-cell>
          <table:table-cell/>
          <table:table-cell table:formula="of:=[.T44]*[.$C$8]" office:value-type="float" office:value="7.54000723587471" calcext:value-type="float">
            <text:p>7.5400072359</text:p>
          </table:table-cell>
          <table:table-cell table:formula="of:=[.U44]*[.$C$10]" office:value-type="float" office:value="0.0007684340476391" calcext:value-type="float">
            <text:p>0.000768434</text:p>
          </table:table-cell>
          <table:table-cell/>
          <table:table-cell office:value-type="string" calcext:value-type="string">
            <text:p>Im1</text:p>
          </table:table-cell>
          <table:table-cell table:style-name="ce18" office:value-type="string" calcext:value-type="string">
            <text:p>Me</text:p>
          </table:table-cell>
          <table:table-cell table:formula="of:=4*[.X44]*POWER([.W44];12)" office:value-type="float" office:value="103783363.685082" calcext:value-type="float">
            <text:p>1.03783e+08</text:p>
          </table:table-cell>
          <table:table-cell table:formula="of:=4*[.X44]*POWER([.W44];6)" office:value-type="float" office:value="564.803223199471" calcext:value-type="float">
            <text:p>5.64803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C1</text:p>
          </table:table-cell>
          <table:table-cell table:formula="of:=0.5*([.J5]+[.J3])" office:value-type="float" office:value="3.39" calcext:value-type="float">
            <text:p>3.39</text:p>
          </table:table-cell>
          <table:table-cell table:formula="of:=SQRT([.K5]*[.K3])" office:value-type="float" office:value="0.287749891398763" calcext:value-type="float">
            <text:p>0.2877498914</text:p>
          </table:table-cell>
          <table:table-cell/>
          <table:table-cell table:formula="of:=[.G45]*[.$C$8]" office:value-type="float" office:value="6.40617156130709" calcext:value-type="float">
            <text:p>6.4061715613</text:p>
          </table:table-cell>
          <table:table-cell table:formula="of:=[.H45]*[.$C$10]" office:value-type="float" office:value="0.000109598149860972" calcext:value-type="float">
            <text:p>0.0001095981</text:p>
          </table:table-cell>
          <table:table-cell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C1</text:p>
          </table:table-cell>
          <table:table-cell table:style-name="ce18" table:formula="of:=4*[.K45]*POWER([.J45];12)" office:value-type="float" office:value="2094334.25500857" calcext:value-type="float">
            <text:p>2.09433E+06</text:p>
          </table:table-cell>
          <table:table-cell table:style-name="ce18" table:formula="of:=4*[.K45]*POWER([.J45];6)" office:value-type="float" office:value="30.3008356016395" calcext:value-type="float">
            <text:p>3.03008E+01</text:p>
          </table:table-cell>
          <table:table-cell table:style-name="ce19"/>
          <table:table-cell office:value-type="string" calcext:value-type="string">
            <text:p>Im1</text:p>
          </table:table-cell>
          <table:table-cell table:style-name="ce18" office:value-type="string" calcext:value-type="string">
            <text:p>C</text:p>
          </table:table-cell>
          <table:table-cell table:formula="of:=0.5*([.J$4]+[.J10])" office:value-type="float" office:value="3.89" calcext:value-type="float">
            <text:p>3.89</text:p>
          </table:table-cell>
          <table:table-cell table:formula="of:=SQRT([.K$4]*[.K10])" office:value-type="float" office:value="1.03691851174526" calcext:value-type="float">
            <text:p>1.0369185117</text:p>
          </table:table-cell>
          <table:table-cell/>
          <table:table-cell table:formula="of:=[.T45]*[.$C$8]" office:value-type="float" office:value="7.35103462344677" calcext:value-type="float">
            <text:p>7.3510346234</text:p>
          </table:table-cell>
          <table:table-cell table:formula="of:=[.U45]*[.$C$10]" office:value-type="float" office:value="0.000394941419061683" calcext:value-type="float">
            <text:p>0.0003949414</text:p>
          </table:table-cell>
          <table:table-cell/>
          <table:table-cell office:value-type="string" calcext:value-type="string">
            <text:p>Im1</text:p>
          </table:table-cell>
          <table:table-cell table:style-name="ce18" office:value-type="string" calcext:value-type="string">
            <text:p>C</text:p>
          </table:table-cell>
          <table:table-cell table:formula="of:=4*[.X45]*POWER([.W45];12)" office:value-type="float" office:value="39334559.6902771" calcext:value-type="float">
            <text:p>3.93346e+07</text:p>
          </table:table-cell>
          <table:table-cell table:formula="of:=4*[.X45]*POWER([.W45];6)" office:value-type="float" office:value="249.277731233614" calcext:value-type="float">
            <text:p>2.49278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C2</text:p>
          </table:table-cell>
          <table:table-cell table:formula="of:=[.G45]" office:value-type="float" office:value="3.39" calcext:value-type="float">
            <text:p>3.39</text:p>
          </table:table-cell>
          <table:table-cell table:formula="of:=[.H45]" office:value-type="float" office:value="0.287749891398763" calcext:value-type="float">
            <text:p>0.2877498914</text:p>
          </table:table-cell>
          <table:table-cell/>
          <table:table-cell table:formula="of:=[.G46]*[.$C$8]" office:value-type="float" office:value="6.40617156130709" calcext:value-type="float">
            <text:p>6.4061715613</text:p>
          </table:table-cell>
          <table:table-cell table:formula="of:=[.H46]*[.$C$10]" office:value-type="float" office:value="0.000109598149860972" calcext:value-type="float">
            <text:p>0.0001095981</text:p>
          </table:table-cell>
          <table:table-cell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C2</text:p>
          </table:table-cell>
          <table:table-cell table:style-name="ce18" table:formula="of:=4*[.K46]*POWER([.J46];12)" office:value-type="float" office:value="2094334.25500857" calcext:value-type="float">
            <text:p>2.09433E+06</text:p>
          </table:table-cell>
          <table:table-cell table:style-name="ce18" table:formula="of:=4*[.K46]*POWER([.J46];6)" office:value-type="float" office:value="30.3008356016395" calcext:value-type="float">
            <text:p>3.03008E+01</text:p>
          </table:table-cell>
          <table:table-cell table:style-name="ce19"/>
          <table:table-cell office:value-type="string" calcext:value-type="string">
            <text:p>Im1</text:p>
          </table:table-cell>
          <table:table-cell table:style-name="ce18" office:value-type="string" calcext:value-type="string">
            <text:p>C1</text:p>
          </table:table-cell>
          <table:table-cell table:formula="of:=[.G40]" office:value-type="float" office:value="3.875" calcext:value-type="float">
            <text:p>3.875</text:p>
          </table:table-cell>
          <table:table-cell table:formula="of:=[.H40]" office:value-type="float" office:value="0.767333043730035" calcext:value-type="float">
            <text:p>0.7673330437</text:p>
          </table:table-cell>
          <table:table-cell/>
          <table:table-cell table:formula="of:=[.T46]*[.$C$8]" office:value-type="float" office:value="7.32268873158258" calcext:value-type="float">
            <text:p>7.3226887316</text:p>
          </table:table-cell>
          <table:table-cell table:formula="of:=[.U46]*[.$C$10]" office:value-type="float" office:value="0.000292261732962591" calcext:value-type="float">
            <text:p>0.0002922617</text:p>
          </table:table-cell>
          <table:table-cell/>
          <table:table-cell office:value-type="string" calcext:value-type="string">
            <text:p>Im1</text:p>
          </table:table-cell>
          <table:table-cell table:style-name="ce18" office:value-type="string" calcext:value-type="string">
            <text:p>C1</text:p>
          </table:table-cell>
          <table:table-cell table:formula="of:=4*[.X46]*POWER([.W46];12)" office:value-type="float" office:value="27789378.373716" calcext:value-type="float">
            <text:p>2.77894e+07</text:p>
          </table:table-cell>
          <table:table-cell table:formula="of:=4*[.X46]*POWER([.W46];6)" office:value-type="float" office:value="180.241747455526" calcext:value-type="float">
            <text:p>1.80242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P</text:p>
          </table:table-cell>
          <table:table-cell table:formula="of:=[.G46]" office:value-type="float" office:value="3.39" calcext:value-type="float">
            <text:p>3.39</text:p>
          </table:table-cell>
          <table:table-cell table:formula="of:=[.H46]" office:value-type="float" office:value="0.287749891398763" calcext:value-type="float">
            <text:p>0.2877498914</text:p>
          </table:table-cell>
          <table:table-cell/>
          <table:table-cell table:formula="of:=[.G47]*[.$C$8]" office:value-type="float" office:value="6.40617156130709" calcext:value-type="float">
            <text:p>6.4061715613</text:p>
          </table:table-cell>
          <table:table-cell table:formula="of:=[.H47]*[.$C$10]" office:value-type="float" office:value="0.000109598149860972" calcext:value-type="float">
            <text:p>0.0001095981</text:p>
          </table:table-cell>
          <table:table-cell/>
          <table:table-cell table:style-name="ce7" office:value-type="string" calcext:value-type="string">
            <text:p>Im2</text:p>
          </table:table-cell>
          <table:table-cell table:style-name="ce7" office:value-type="string" calcext:value-type="string">
            <text:p>P</text:p>
          </table:table-cell>
          <table:table-cell table:style-name="ce18" table:formula="of:=4*[.K47]*POWER([.J47];12)" office:value-type="float" office:value="2094334.25500857" calcext:value-type="float">
            <text:p>2.09433E+06</text:p>
          </table:table-cell>
          <table:table-cell table:style-name="ce18" table:formula="of:=4*[.K47]*POWER([.J47];6)" office:value-type="float" office:value="30.3008356016395" calcext:value-type="float">
            <text:p>3.03008E+01</text:p>
          </table:table-cell>
          <table:table-cell table:style-name="ce19"/>
          <table:table-cell office:value-type="string" calcext:value-type="string">
            <text:p>Im1</text:p>
          </table:table-cell>
          <table:table-cell table:style-name="ce18" office:value-type="string" calcext:value-type="string">
            <text:p>C2</text:p>
          </table:table-cell>
          <table:table-cell table:formula="of:=[.G41]" office:value-type="float" office:value="3.875" calcext:value-type="float">
            <text:p>3.875</text:p>
          </table:table-cell>
          <table:table-cell table:formula="of:=[.H41]" office:value-type="float" office:value="0.767333043730035" calcext:value-type="float">
            <text:p>0.7673330437</text:p>
          </table:table-cell>
          <table:table-cell/>
          <table:table-cell table:formula="of:=[.T47]*[.$C$8]" office:value-type="float" office:value="7.32268873158258" calcext:value-type="float">
            <text:p>7.3226887316</text:p>
          </table:table-cell>
          <table:table-cell table:formula="of:=[.U47]*[.$C$10]" office:value-type="float" office:value="0.000292261732962591" calcext:value-type="float">
            <text:p>0.0002922617</text:p>
          </table:table-cell>
          <table:table-cell/>
          <table:table-cell office:value-type="string" calcext:value-type="string">
            <text:p>Im1</text:p>
          </table:table-cell>
          <table:table-cell table:style-name="ce18" office:value-type="string" calcext:value-type="string">
            <text:p>C2</text:p>
          </table:table-cell>
          <table:table-cell table:formula="of:=4*[.X47]*POWER([.W47];12)" office:value-type="float" office:value="27789378.373716" calcext:value-type="float">
            <text:p>2.77894e+07</text:p>
          </table:table-cell>
          <table:table-cell table:formula="of:=4*[.X47]*POWER([.W47];6)" office:value-type="float" office:value="180.241747455526" calcext:value-type="float">
            <text:p>1.80242e+02</text:p>
          </table:table-cell>
        </table:table-row>
        <table:table-row table:style-name="ro1">
          <table:table-cell table:number-columns-repeated="4"/>
          <table:table-cell table:number-columns-repeated="2" table:style-name="ce7" office:value-type="string" calcext:value-type="string">
            <text:p>IM3</text:p>
          </table:table-cell>
          <table:table-cell table:formula="of:=[.J6]" office:value-type="float" office:value="4.38" calcext:value-type="float">
            <text:p>4.38</text:p>
          </table:table-cell>
          <table:table-cell table:formula="of:=[.K6]" office:value-type="float" office:value="1.24" calcext:value-type="float">
            <text:p>1.24</text:p>
          </table:table-cell>
          <table:table-cell/>
          <table:table-cell table:formula="of:=[.G48]*[.$C$8]" office:value-type="float" office:value="8.27700042434367" calcext:value-type="float">
            <text:p>8.2770004243</text:p>
          </table:table-cell>
          <table:table-cell table:formula="of:=[.H48]*[.$C$10]" office:value-type="float" office:value="0.000472291076" calcext:value-type="float">
            <text:p>0.0004722911</text:p>
          </table:table-cell>
          <table:table-cell/>
          <table:table-cell table:number-columns-repeated="2" table:style-name="ce7" office:value-type="string" calcext:value-type="string">
            <text:p>Im3</text:p>
          </table:table-cell>
          <table:table-cell table:style-name="ce18" table:formula="of:=4*[.K48]*POWER([.J48];12)" office:value-type="float" office:value="195319435.526795" calcext:value-type="float">
            <text:p>1.95319E+08</text:p>
          </table:table-cell>
          <table:table-cell table:style-name="ce18" table:formula="of:=4*[.K48]*POWER([.J48];6)" office:value-type="float" office:value="607.445886869481" calcext:value-type="float">
            <text:p>6.07446E+02</text:p>
          </table:table-cell>
          <table:table-cell table:style-name="ce19"/>
          <table:table-cell office:value-type="string" calcext:value-type="string">
            <text:p>Im1</text:p>
          </table:table-cell>
          <table:table-cell table:style-name="ce18" office:value-type="string" calcext:value-type="string">
            <text:p>P</text:p>
          </table:table-cell>
          <table:table-cell table:formula="of:=[.G42]" office:value-type="float" office:value="3.875" calcext:value-type="float">
            <text:p>3.875</text:p>
          </table:table-cell>
          <table:table-cell table:formula="of:=[.H42]" office:value-type="float" office:value="0.767333043730035" calcext:value-type="float">
            <text:p>0.7673330437</text:p>
          </table:table-cell>
          <table:table-cell/>
          <table:table-cell table:formula="of:=[.T48]*[.$C$8]" office:value-type="float" office:value="7.32268873158258" calcext:value-type="float">
            <text:p>7.3226887316</text:p>
          </table:table-cell>
          <table:table-cell table:formula="of:=[.U48]*[.$C$10]" office:value-type="float" office:value="0.000292261732962591" calcext:value-type="float">
            <text:p>0.0002922617</text:p>
          </table:table-cell>
          <table:table-cell/>
          <table:table-cell office:value-type="string" calcext:value-type="string">
            <text:p>Im1</text:p>
          </table:table-cell>
          <table:table-cell table:style-name="ce18" office:value-type="string" calcext:value-type="string">
            <text:p>P</text:p>
          </table:table-cell>
          <table:table-cell table:formula="of:=4*[.X48]*POWER([.W48];12)" office:value-type="float" office:value="27789378.373716" calcext:value-type="float">
            <text:p>2.77894e+07</text:p>
          </table:table-cell>
          <table:table-cell table:formula="of:=4*[.X48]*POWER([.W48];6)" office:value-type="float" office:value="180.241747455526" calcext:value-type="float">
            <text:p>1.80242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3</text:p>
          </table:table-cell>
          <table:table-cell table:style-name="ce7" office:value-type="string" calcext:value-type="string">
            <text:p>C1</text:p>
          </table:table-cell>
          <table:table-cell table:formula="of:=0.5*([.J6]+[.J3])" office:value-type="float" office:value="3.875" calcext:value-type="float">
            <text:p>3.875</text:p>
          </table:table-cell>
          <table:table-cell table:formula="of:=SQRT([.K6]*[.K3])" office:value-type="float" office:value="0.534041196912748" calcext:value-type="float">
            <text:p>0.5340411969</text:p>
          </table:table-cell>
          <table:table-cell/>
          <table:table-cell table:formula="of:=[.G49]*[.$C$8]" office:value-type="float" office:value="7.32268873158258" calcext:value-type="float">
            <text:p>7.3226887316</text:p>
          </table:table-cell>
          <table:table-cell table:formula="of:=[.H49]*[.$C$10]" office:value-type="float" office:value="0.000203405557676008" calcext:value-type="float">
            <text:p>0.0002034056</text:p>
          </table:table-cell>
          <table:table-cell/>
          <table:table-cell table:style-name="ce7" office:value-type="string" calcext:value-type="string">
            <text:p>Im3</text:p>
          </table:table-cell>
          <table:table-cell table:style-name="ce7" office:value-type="string" calcext:value-type="string">
            <text:p>C1</text:p>
          </table:table-cell>
          <table:table-cell table:style-name="ce18" table:formula="of:=4*[.K49]*POWER([.J49];12)" office:value-type="float" office:value="19340588.8217969" calcext:value-type="float">
            <text:p>1.93406E+07</text:p>
          </table:table-cell>
          <table:table-cell table:style-name="ce18" table:formula="of:=4*[.K49]*POWER([.J49];6)" office:value-type="float" office:value="125.442947272136" calcext:value-type="float">
            <text:p>1.25443E+02</text:p>
          </table:table-cell>
          <table:table-cell table:style-name="ce19"/>
          <table:table-cell table:number-columns-repeated="2" office:value-type="string" calcext:value-type="string">
            <text:p>Im2</text:p>
          </table:table-cell>
          <table:table-cell table:formula="of:=[.G43]" office:value-type="float" office:value="3.41" calcext:value-type="float">
            <text:p>3.41</text:p>
          </table:table-cell>
          <table:table-cell table:formula="of:=[.H43]" office:value-type="float" office:value="0.36" calcext:value-type="float">
            <text:p>0.36</text:p>
          </table:table-cell>
          <table:table-cell/>
          <table:table-cell table:formula="of:=[.T49]*[.$C$8]" office:value-type="float" office:value="6.44396608379267" calcext:value-type="float">
            <text:p>6.4439660838</text:p>
          </table:table-cell>
          <table:table-cell table:formula="of:=[.U49]*[.$C$10]" office:value-type="float" office:value="0.000137116764" calcext:value-type="float">
            <text:p>0.0001371168</text:p>
          </table:table-cell>
          <table:table-cell/>
          <table:table-cell table:number-columns-repeated="2" office:value-type="string" calcext:value-type="string">
            <text:p>Im2</text:p>
          </table:table-cell>
          <table:table-cell table:formula="of:=4*[.X49]*POWER([.W49];12)" office:value-type="float" office:value="2811832.83433866" calcext:value-type="float">
            <text:p>2.81183e+06</text:p>
          </table:table-cell>
          <table:table-cell table:formula="of:=4*[.X49]*POWER([.W49];6)" office:value-type="float" office:value="39.270824750874" calcext:value-type="float">
            <text:p>3.92708e+01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3</text:p>
          </table:table-cell>
          <table:table-cell table:style-name="ce7" office:value-type="string" calcext:value-type="string">
            <text:p>C2</text:p>
          </table:table-cell>
          <table:table-cell table:formula="of:=[.G49]" office:value-type="float" office:value="3.875" calcext:value-type="float">
            <text:p>3.875</text:p>
          </table:table-cell>
          <table:table-cell table:formula="of:=[.H49]" office:value-type="float" office:value="0.534041196912748" calcext:value-type="float">
            <text:p>0.5340411969</text:p>
          </table:table-cell>
          <table:table-cell/>
          <table:table-cell table:formula="of:=[.G50]*[.$C$8]" office:value-type="float" office:value="7.32268873158258" calcext:value-type="float">
            <text:p>7.3226887316</text:p>
          </table:table-cell>
          <table:table-cell table:formula="of:=[.H50]*[.$C$10]" office:value-type="float" office:value="0.000203405557676008" calcext:value-type="float">
            <text:p>0.0002034056</text:p>
          </table:table-cell>
          <table:table-cell/>
          <table:table-cell table:style-name="ce7" office:value-type="string" calcext:value-type="string">
            <text:p>Im3</text:p>
          </table:table-cell>
          <table:table-cell table:style-name="ce7" office:value-type="string" calcext:value-type="string">
            <text:p>C2</text:p>
          </table:table-cell>
          <table:table-cell table:style-name="ce18" table:formula="of:=4*[.K50]*POWER([.J50];12)" office:value-type="float" office:value="19340588.8217969" calcext:value-type="float">
            <text:p>1.93406E+07</text:p>
          </table:table-cell>
          <table:table-cell table:style-name="ce18" table:formula="of:=4*[.K50]*POWER([.J50];6)" office:value-type="float" office:value="125.442947272136" calcext:value-type="float">
            <text:p>1.25443E+02</text:p>
          </table:table-cell>
          <table:table-cell table:style-name="ce19"/>
          <table:table-cell office:value-type="string" calcext:value-type="string">
            <text:p>Im2</text:p>
          </table:table-cell>
          <table:table-cell office:value-type="string" calcext:value-type="string">
            <text:p>Im3</text:p>
          </table:table-cell>
          <table:table-cell table:formula="of:=[.G44]" office:value-type="float" office:value="3.895" calcext:value-type="float">
            <text:p>3.895</text:p>
          </table:table-cell>
          <table:table-cell table:formula="of:=[.H44]" office:value-type="float" office:value="0.668131723539603" calcext:value-type="float">
            <text:p>0.6681317235</text:p>
          </table:table-cell>
          <table:table-cell/>
          <table:table-cell table:formula="of:=[.T50]*[.$C$8]" office:value-type="float" office:value="7.36048325406817" calcext:value-type="float">
            <text:p>7.3604832541</text:p>
          </table:table-cell>
          <table:table-cell table:formula="of:=[.U50]*[.$C$10]" office:value-type="float" office:value="0.000254477944048591" calcext:value-type="float">
            <text:p>0.0002544779</text:p>
          </table:table-cell>
          <table:table-cell/>
          <table:table-cell office:value-type="string" calcext:value-type="string">
            <text:p>Im2</text:p>
          </table:table-cell>
          <table:table-cell office:value-type="string" calcext:value-type="string">
            <text:p>Im3</text:p>
          </table:table-cell>
          <table:table-cell table:formula="of:=4*[.X50]*POWER([.W50];12)" office:value-type="float" office:value="25738669.0876653" calcext:value-type="float">
            <text:p>2.57387e+07</text:p>
          </table:table-cell>
          <table:table-cell table:formula="of:=4*[.X50]*POWER([.W50];6)" office:value-type="float" office:value="161.863196458937" calcext:value-type="float">
            <text:p>1.61863e+02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IM3</text:p>
          </table:table-cell>
          <table:table-cell table:style-name="ce7" office:value-type="string" calcext:value-type="string">
            <text:p>P</text:p>
          </table:table-cell>
          <table:table-cell table:formula="of:=[.G50]" office:value-type="float" office:value="3.875" calcext:value-type="float">
            <text:p>3.875</text:p>
          </table:table-cell>
          <table:table-cell table:formula="of:=[.H50]" office:value-type="float" office:value="0.534041196912748" calcext:value-type="float">
            <text:p>0.5340411969</text:p>
          </table:table-cell>
          <table:table-cell/>
          <table:table-cell table:formula="of:=[.G51]*[.$C$8]" office:value-type="float" office:value="7.32268873158258" calcext:value-type="float">
            <text:p>7.3226887316</text:p>
          </table:table-cell>
          <table:table-cell table:formula="of:=[.H51]*[.$C$10]" office:value-type="float" office:value="0.000203405557676008" calcext:value-type="float">
            <text:p>0.0002034056</text:p>
          </table:table-cell>
          <table:table-cell/>
          <table:table-cell table:style-name="ce7" office:value-type="string" calcext:value-type="string">
            <text:p>Im3</text:p>
          </table:table-cell>
          <table:table-cell table:style-name="ce7" office:value-type="string" calcext:value-type="string">
            <text:p>P</text:p>
          </table:table-cell>
          <table:table-cell table:style-name="ce18" table:formula="of:=4*[.K51]*POWER([.J51];12)" office:value-type="float" office:value="19340588.8217969" calcext:value-type="float">
            <text:p>1.93406E+07</text:p>
          </table:table-cell>
          <table:table-cell table:style-name="ce18" table:formula="of:=4*[.K51]*POWER([.J51];6)" office:value-type="float" office:value="125.442947272136" calcext:value-type="float">
            <text:p>1.25443E+02</text:p>
          </table:table-cell>
          <table:table-cell table:style-name="ce19"/>
          <table:table-cell office:value-type="string" calcext:value-type="string">
            <text:p>Im2</text:p>
          </table:table-cell>
          <table:table-cell office:value-type="string" calcext:value-type="string">
            <text:p>N</text:p>
          </table:table-cell>
          <table:table-cell table:formula="of:=0.5*([.J$5]+[.J8])" office:value-type="float" office:value="3.355" calcext:value-type="float">
            <text:p>3.355</text:p>
          </table:table-cell>
          <table:table-cell table:formula="of:=SQRT([.K$5]*[.K8])" office:value-type="float" office:value="0.388844441904472" calcext:value-type="float">
            <text:p>0.3888444419</text:p>
          </table:table-cell>
          <table:table-cell/>
          <table:table-cell table:formula="of:=[.T51]*[.$C$8]" office:value-type="float" office:value="6.34003114695731" calcext:value-type="float">
            <text:p>6.340031147</text:p>
          </table:table-cell>
          <table:table-cell table:formula="of:=[.U51]*[.$C$10]" office:value-type="float" office:value="0.000148103032148131" calcext:value-type="float">
            <text:p>0.000148103</text:p>
          </table:table-cell>
          <table:table-cell/>
          <table:table-cell office:value-type="string" calcext:value-type="string">
            <text:p>Im2</text:p>
          </table:table-cell>
          <table:table-cell office:value-type="string" calcext:value-type="string">
            <text:p>N</text:p>
          </table:table-cell>
          <table:table-cell table:formula="of:=4*[.X51]*POWER([.W51];12)" office:value-type="float" office:value="2498737.52515461" calcext:value-type="float">
            <text:p>2.49874e+06</text:p>
          </table:table-cell>
          <table:table-cell table:formula="of:=4*[.X51]*POWER([.W51];6)" office:value-type="float" office:value="38.4744384763554" calcext:value-type="float">
            <text:p>3.84744e+01</text:p>
          </table:table-cell>
        </table:table-row>
        <table:table-row table:style-name="ro1">
          <table:table-cell table:number-columns-repeated="16"/>
          <table:table-cell table:style-name="ce19"/>
          <table:table-cell office:value-type="string" calcext:value-type="string">
            <text:p>Im2</text:p>
          </table:table-cell>
          <table:table-cell office:value-type="string" calcext:value-type="string">
            <text:p>Me</text:p>
          </table:table-cell>
          <table:table-cell table:formula="of:=0.5*([.J$5]+[.J9])" office:value-type="float" office:value="3.505" calcext:value-type="float">
            <text:p>3.505</text:p>
          </table:table-cell>
          <table:table-cell table:formula="of:=SQRT([.K$5]*[.K9])" office:value-type="float" office:value="0.756571212775109" calcext:value-type="float">
            <text:p>0.7565712128</text:p>
          </table:table-cell>
          <table:table-cell/>
          <table:table-cell table:formula="of:=[.T52]*[.$C$8]" office:value-type="float" office:value="6.62349006559921" calcext:value-type="float">
            <text:p>6.6234900656</text:p>
          </table:table-cell>
          <table:table-cell table:formula="of:=[.U52]*[.$C$10]" office:value-type="float" office:value="0.000288162767864662" calcext:value-type="float">
            <text:p>0.0002881628</text:p>
          </table:table-cell>
          <table:table-cell/>
          <table:table-cell office:value-type="string" calcext:value-type="string">
            <text:p>Im2</text:p>
          </table:table-cell>
          <table:table-cell office:value-type="string" calcext:value-type="string">
            <text:p>Me</text:p>
          </table:table-cell>
          <table:table-cell table:formula="of:=4*[.X52]*POWER([.W52];12)" office:value-type="float" office:value="8217515.45345659" calcext:value-type="float">
            <text:p>8.21752e+06</text:p>
          </table:table-cell>
          <table:table-cell table:formula="of:=4*[.X52]*POWER([.W52];6)" office:value-type="float" office:value="97.3238305460422" calcext:value-type="float">
            <text:p>9.73238e+01</text:p>
          </table:table-cell>
        </table:table-row>
        <table:table-row table:style-name="ro1">
          <table:table-cell table:number-columns-repeated="16"/>
          <table:table-cell table:style-name="ce19"/>
          <table:table-cell office:value-type="string" calcext:value-type="string">
            <text:p>Im2</text:p>
          </table:table-cell>
          <table:table-cell office:value-type="string" calcext:value-type="string">
            <text:p>C</text:p>
          </table:table-cell>
          <table:table-cell table:formula="of:=0.5*([.J$5]+[.J10])" office:value-type="float" office:value="3.405" calcext:value-type="float">
            <text:p>3.405</text:p>
          </table:table-cell>
          <table:table-cell table:formula="of:=SQRT([.K$5]*[.K10])" office:value-type="float" office:value="0.388844441904472" calcext:value-type="float">
            <text:p>0.3888444419</text:p>
          </table:table-cell>
          <table:table-cell/>
          <table:table-cell table:formula="of:=[.T53]*[.$C$8]" office:value-type="float" office:value="6.43451745317128" calcext:value-type="float">
            <text:p>6.4345174532</text:p>
          </table:table-cell>
          <table:table-cell table:formula="of:=[.U53]*[.$C$10]" office:value-type="float" office:value="0.000148103032148131" calcext:value-type="float">
            <text:p>0.000148103</text:p>
          </table:table-cell>
          <table:table-cell/>
          <table:table-cell office:value-type="string" calcext:value-type="string">
            <text:p>Im2</text:p>
          </table:table-cell>
          <table:table-cell office:value-type="string" calcext:value-type="string">
            <text:p>C</text:p>
          </table:table-cell>
          <table:table-cell table:formula="of:=4*[.X53]*POWER([.W53];12)" office:value-type="float" office:value="2984116.26540438" calcext:value-type="float">
            <text:p>2.98412e+06</text:p>
          </table:table-cell>
          <table:table-cell table:formula="of:=4*[.X53]*POWER([.W53];6)" office:value-type="float" office:value="42.0455309011051" calcext:value-type="float">
            <text:p>4.20455e+01</text:p>
          </table:table-cell>
        </table:table-row>
        <table:table-row table:style-name="ro1">
          <table:table-cell table:number-columns-repeated="16"/>
          <table:table-cell table:style-name="ce19"/>
          <table:table-cell office:value-type="string" calcext:value-type="string">
            <text:p>Im2</text:p>
          </table:table-cell>
          <table:table-cell office:value-type="string" calcext:value-type="string">
            <text:p>C1</text:p>
          </table:table-cell>
          <table:table-cell table:formula="of:=[.G45]" office:value-type="float" office:value="3.39" calcext:value-type="float">
            <text:p>3.39</text:p>
          </table:table-cell>
          <table:table-cell table:formula="of:=[.H45]" office:value-type="float" office:value="0.287749891398763" calcext:value-type="float">
            <text:p>0.2877498914</text:p>
          </table:table-cell>
          <table:table-cell/>
          <table:table-cell table:formula="of:=[.T54]*[.$C$8]" office:value-type="float" office:value="6.40617156130709" calcext:value-type="float">
            <text:p>6.4061715613</text:p>
          </table:table-cell>
          <table:table-cell table:formula="of:=[.U54]*[.$C$10]" office:value-type="float" office:value="0.000109598149860972" calcext:value-type="float">
            <text:p>0.0001095981</text:p>
          </table:table-cell>
          <table:table-cell/>
          <table:table-cell office:value-type="string" calcext:value-type="string">
            <text:p>Im2</text:p>
          </table:table-cell>
          <table:table-cell office:value-type="string" calcext:value-type="string">
            <text:p>C1</text:p>
          </table:table-cell>
          <table:table-cell table:formula="of:=4*[.X54]*POWER([.W54];12)" office:value-type="float" office:value="2094334.25500857" calcext:value-type="float">
            <text:p>2.09433e+06</text:p>
          </table:table-cell>
          <table:table-cell table:formula="of:=4*[.X54]*POWER([.W54];6)" office:value-type="float" office:value="30.3008356016395" calcext:value-type="float">
            <text:p>3.03008e+01</text:p>
          </table:table-cell>
        </table:table-row>
        <table:table-row table:style-name="ro1">
          <table:table-cell table:number-columns-repeated="16"/>
          <table:table-cell table:style-name="ce19"/>
          <table:table-cell office:value-type="string" calcext:value-type="string">
            <text:p>Im2</text:p>
          </table:table-cell>
          <table:table-cell office:value-type="string" calcext:value-type="string">
            <text:p>C2</text:p>
          </table:table-cell>
          <table:table-cell table:formula="of:=[.G46]" office:value-type="float" office:value="3.39" calcext:value-type="float">
            <text:p>3.39</text:p>
          </table:table-cell>
          <table:table-cell table:formula="of:=[.H46]" office:value-type="float" office:value="0.287749891398763" calcext:value-type="float">
            <text:p>0.2877498914</text:p>
          </table:table-cell>
          <table:table-cell/>
          <table:table-cell table:formula="of:=[.T55]*[.$C$8]" office:value-type="float" office:value="6.40617156130709" calcext:value-type="float">
            <text:p>6.4061715613</text:p>
          </table:table-cell>
          <table:table-cell table:formula="of:=[.U55]*[.$C$10]" office:value-type="float" office:value="0.000109598149860972" calcext:value-type="float">
            <text:p>0.0001095981</text:p>
          </table:table-cell>
          <table:table-cell/>
          <table:table-cell office:value-type="string" calcext:value-type="string">
            <text:p>Im2</text:p>
          </table:table-cell>
          <table:table-cell office:value-type="string" calcext:value-type="string">
            <text:p>C2</text:p>
          </table:table-cell>
          <table:table-cell table:formula="of:=4*[.X55]*POWER([.W55];12)" office:value-type="float" office:value="2094334.25500857" calcext:value-type="float">
            <text:p>2.09433e+06</text:p>
          </table:table-cell>
          <table:table-cell table:formula="of:=4*[.X55]*POWER([.W55];6)" office:value-type="float" office:value="30.3008356016395" calcext:value-type="float">
            <text:p>3.03008e+01</text:p>
          </table:table-cell>
        </table:table-row>
        <table:table-row table:style-name="ro1">
          <table:table-cell table:number-columns-repeated="16"/>
          <table:table-cell table:style-name="ce19"/>
          <table:table-cell office:value-type="string" calcext:value-type="string">
            <text:p>Im2</text:p>
          </table:table-cell>
          <table:table-cell office:value-type="string" calcext:value-type="string">
            <text:p>P</text:p>
          </table:table-cell>
          <table:table-cell table:formula="of:=[.G47]" office:value-type="float" office:value="3.39" calcext:value-type="float">
            <text:p>3.39</text:p>
          </table:table-cell>
          <table:table-cell table:formula="of:=[.H47]" office:value-type="float" office:value="0.287749891398763" calcext:value-type="float">
            <text:p>0.2877498914</text:p>
          </table:table-cell>
          <table:table-cell/>
          <table:table-cell table:formula="of:=[.T56]*[.$C$8]" office:value-type="float" office:value="6.40617156130709" calcext:value-type="float">
            <text:p>6.4061715613</text:p>
          </table:table-cell>
          <table:table-cell table:formula="of:=[.U56]*[.$C$10]" office:value-type="float" office:value="0.000109598149860972" calcext:value-type="float">
            <text:p>0.0001095981</text:p>
          </table:table-cell>
          <table:table-cell/>
          <table:table-cell office:value-type="string" calcext:value-type="string">
            <text:p>Im2</text:p>
          </table:table-cell>
          <table:table-cell office:value-type="string" calcext:value-type="string">
            <text:p>P</text:p>
          </table:table-cell>
          <table:table-cell table:formula="of:=4*[.X56]*POWER([.W56];12)" office:value-type="float" office:value="2094334.25500857" calcext:value-type="float">
            <text:p>2.09433e+06</text:p>
          </table:table-cell>
          <table:table-cell table:formula="of:=4*[.X56]*POWER([.W56];6)" office:value-type="float" office:value="30.3008356016395" calcext:value-type="float">
            <text:p>3.03008e+01</text:p>
          </table:table-cell>
        </table:table-row>
        <table:table-row table:style-name="ro1">
          <table:table-cell table:number-columns-repeated="16"/>
          <table:table-cell table:style-name="ce19"/>
          <table:table-cell table:number-columns-repeated="2" office:value-type="string" calcext:value-type="string">
            <text:p>Im3</text:p>
          </table:table-cell>
          <table:table-cell table:formula="of:=[.G48]" office:value-type="float" office:value="4.38" calcext:value-type="float">
            <text:p>4.38</text:p>
          </table:table-cell>
          <table:table-cell table:formula="of:=[.H48]" office:value-type="float" office:value="1.24" calcext:value-type="float">
            <text:p>1.24</text:p>
          </table:table-cell>
          <table:table-cell/>
          <table:table-cell table:formula="of:=[.T57]*[.$C$8]" office:value-type="float" office:value="8.27700042434367" calcext:value-type="float">
            <text:p>8.2770004243</text:p>
          </table:table-cell>
          <table:table-cell table:formula="of:=[.U57]*[.$C$10]" office:value-type="float" office:value="0.000472291076" calcext:value-type="float">
            <text:p>0.0004722911</text:p>
          </table:table-cell>
          <table:table-cell/>
          <table:table-cell table:number-columns-repeated="2" office:value-type="string" calcext:value-type="string">
            <text:p>Im3</text:p>
          </table:table-cell>
          <table:table-cell table:formula="of:=4*[.X57]*POWER([.W57];12)" office:value-type="float" office:value="195319435.526795" calcext:value-type="float">
            <text:p>1.95319e+08</text:p>
          </table:table-cell>
          <table:table-cell table:formula="of:=4*[.X57]*POWER([.W57];6)" office:value-type="float" office:value="607.445886869481" calcext:value-type="float">
            <text:p>6.07446e+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Im3</text:p>
          </table:table-cell>
          <table:table-cell office:value-type="string" calcext:value-type="string">
            <text:p>N</text:p>
          </table:table-cell>
          <table:table-cell table:formula="of:=0.5*([.J$6]+[.J8])" office:value-type="float" office:value="3.84" calcext:value-type="float">
            <text:p>3.84</text:p>
          </table:table-cell>
          <table:table-cell table:formula="of:=SQRT([.K$6]*[.K8])" office:value-type="float" office:value="0.721664742106749" calcext:value-type="float">
            <text:p>0.7216647421</text:p>
          </table:table-cell>
          <table:table-cell/>
          <table:table-cell table:formula="of:=[.T58]*[.$C$8]" office:value-type="float" office:value="7.25654831723281" calcext:value-type="float">
            <text:p>7.2565483172</text:p>
          </table:table-cell>
          <table:table-cell table:formula="of:=[.U58]*[.$C$10]" office:value-type="float" office:value="0.000274867594807144" calcext:value-type="float">
            <text:p>0.0002748676</text:p>
          </table:table-cell>
          <table:table-cell/>
          <table:table-cell office:value-type="string" calcext:value-type="string">
            <text:p>Im3</text:p>
          </table:table-cell>
          <table:table-cell office:value-type="string" calcext:value-type="string">
            <text:p>N</text:p>
          </table:table-cell>
          <table:table-cell table:formula="of:=4*[.X58]*POWER([.W58];12)" office:value-type="float" office:value="23439299.5614583" calcext:value-type="float">
            <text:p>2.34393e+07</text:p>
          </table:table-cell>
          <table:table-cell table:formula="of:=4*[.X58]*POWER([.W58];6)" office:value-type="float" office:value="160.53291119795" calcext:value-type="float">
            <text:p>1.60533e+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Im3</text:p>
          </table:table-cell>
          <table:table-cell office:value-type="string" calcext:value-type="string">
            <text:p>Me</text:p>
          </table:table-cell>
          <table:table-cell table:formula="of:=0.5*([.J$6]+[.J9])" office:value-type="float" office:value="3.99" calcext:value-type="float">
            <text:p>3.99</text:p>
          </table:table-cell>
          <table:table-cell table:formula="of:=SQRT([.K$6]*[.K9])" office:value-type="float" office:value="1.40413674547745" calcext:value-type="float">
            <text:p>1.4041367455</text:p>
          </table:table-cell>
          <table:table-cell/>
          <table:table-cell table:formula="of:=[.T59]*[.$C$8]" office:value-type="float" office:value="7.54000723587471" calcext:value-type="float">
            <text:p>7.5400072359</text:p>
          </table:table-cell>
          <table:table-cell table:formula="of:=[.U59]*[.$C$10]" office:value-type="float" office:value="0.000534807463203776" calcext:value-type="float">
            <text:p>0.0005348075</text:p>
          </table:table-cell>
          <table:table-cell/>
          <table:table-cell office:value-type="string" calcext:value-type="string">
            <text:p>Im3</text:p>
          </table:table-cell>
          <table:table-cell office:value-type="string" calcext:value-type="string">
            <text:p>Me</text:p>
          </table:table-cell>
          <table:table-cell table:formula="of:=4*[.X59]*POWER([.W59];12)" office:value-type="float" office:value="72230164.2225531" calcext:value-type="float">
            <text:p>7.22302e+07</text:p>
          </table:table-cell>
          <table:table-cell table:formula="of:=4*[.X59]*POWER([.W59];6)" office:value-type="float" office:value="393.086407267693" calcext:value-type="float">
            <text:p>3.93086e+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Im3</text:p>
          </table:table-cell>
          <table:table-cell office:value-type="string" calcext:value-type="string">
            <text:p>C</text:p>
          </table:table-cell>
          <table:table-cell table:formula="of:=0.5*([.J$6]+[.J10])" office:value-type="float" office:value="3.89" calcext:value-type="float">
            <text:p>3.89</text:p>
          </table:table-cell>
          <table:table-cell table:formula="of:=SQRT([.K$6]*[.K10])" office:value-type="float" office:value="0.721664742106749" calcext:value-type="float">
            <text:p>0.7216647421</text:p>
          </table:table-cell>
          <table:table-cell/>
          <table:table-cell table:formula="of:=[.T60]*[.$C$8]" office:value-type="float" office:value="7.35103462344677" calcext:value-type="float">
            <text:p>7.3510346234</text:p>
          </table:table-cell>
          <table:table-cell table:formula="of:=[.U60]*[.$C$10]" office:value-type="float" office:value="0.000274867594807144" calcext:value-type="float">
            <text:p>0.0002748676</text:p>
          </table:table-cell>
          <table:table-cell/>
          <table:table-cell office:value-type="string" calcext:value-type="string">
            <text:p>Im3</text:p>
          </table:table-cell>
          <table:table-cell office:value-type="string" calcext:value-type="string">
            <text:p>C</text:p>
          </table:table-cell>
          <table:table-cell table:formula="of:=4*[.X60]*POWER([.W60];12)" office:value-type="float" office:value="27375694.9588919" calcext:value-type="float">
            <text:p>2.73757e+07</text:p>
          </table:table-cell>
          <table:table-cell table:formula="of:=4*[.X60]*POWER([.W60];6)" office:value-type="float" office:value="173.489958551205" calcext:value-type="float">
            <text:p>1.73490e+02</text:p>
          </table:table-cell>
        </table:table-row>
        <table:table-row table:style-name="ro1">
          <table:table-cell table:number-columns-repeated="4"/>
          <table:table-cell table:style-name="ce1"/>
          <table:table-cell table:number-columns-repeated="12"/>
          <table:table-cell office:value-type="string" calcext:value-type="string">
            <text:p>Im3</text:p>
          </table:table-cell>
          <table:table-cell office:value-type="string" calcext:value-type="string">
            <text:p>C1</text:p>
          </table:table-cell>
          <table:table-cell table:formula="of:=[.G49]" office:value-type="float" office:value="3.875" calcext:value-type="float">
            <text:p>3.875</text:p>
          </table:table-cell>
          <table:table-cell table:formula="of:=[.H49]" office:value-type="float" office:value="0.534041196912748" calcext:value-type="float">
            <text:p>0.5340411969</text:p>
          </table:table-cell>
          <table:table-cell/>
          <table:table-cell table:formula="of:=[.T61]*[.$C$8]" office:value-type="float" office:value="7.32268873158258" calcext:value-type="float">
            <text:p>7.3226887316</text:p>
          </table:table-cell>
          <table:table-cell table:formula="of:=[.U61]*[.$C$10]" office:value-type="float" office:value="0.000203405557676008" calcext:value-type="float">
            <text:p>0.0002034056</text:p>
          </table:table-cell>
          <table:table-cell/>
          <table:table-cell office:value-type="string" calcext:value-type="string">
            <text:p>Im3</text:p>
          </table:table-cell>
          <table:table-cell office:value-type="string" calcext:value-type="string">
            <text:p>C1</text:p>
          </table:table-cell>
          <table:table-cell table:formula="of:=4*[.X61]*POWER([.W61];12)" office:value-type="float" office:value="19340588.8217969" calcext:value-type="float">
            <text:p>1.93406e+07</text:p>
          </table:table-cell>
          <table:table-cell table:formula="of:=4*[.X61]*POWER([.W61];6)" office:value-type="float" office:value="125.442947272136" calcext:value-type="float">
            <text:p>1.25443e+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Im3</text:p>
          </table:table-cell>
          <table:table-cell office:value-type="string" calcext:value-type="string">
            <text:p>C2</text:p>
          </table:table-cell>
          <table:table-cell table:formula="of:=[.G50]" office:value-type="float" office:value="3.875" calcext:value-type="float">
            <text:p>3.875</text:p>
          </table:table-cell>
          <table:table-cell table:formula="of:=[.H50]" office:value-type="float" office:value="0.534041196912748" calcext:value-type="float">
            <text:p>0.5340411969</text:p>
          </table:table-cell>
          <table:table-cell/>
          <table:table-cell table:formula="of:=[.T62]*[.$C$8]" office:value-type="float" office:value="7.32268873158258" calcext:value-type="float">
            <text:p>7.3226887316</text:p>
          </table:table-cell>
          <table:table-cell table:formula="of:=[.U62]*[.$C$10]" office:value-type="float" office:value="0.000203405557676008" calcext:value-type="float">
            <text:p>0.0002034056</text:p>
          </table:table-cell>
          <table:table-cell/>
          <table:table-cell office:value-type="string" calcext:value-type="string">
            <text:p>Im3</text:p>
          </table:table-cell>
          <table:table-cell office:value-type="string" calcext:value-type="string">
            <text:p>C2</text:p>
          </table:table-cell>
          <table:table-cell table:formula="of:=4*[.X62]*POWER([.W62];12)" office:value-type="float" office:value="19340588.8217969" calcext:value-type="float">
            <text:p>1.93406e+07</text:p>
          </table:table-cell>
          <table:table-cell table:formula="of:=4*[.X62]*POWER([.W62];6)" office:value-type="float" office:value="125.442947272136" calcext:value-type="float">
            <text:p>1.25443e+02</text:p>
          </table:table-cell>
        </table:table-row>
        <table:table-row table:style-name="ro1">
          <table:table-cell table:number-columns-repeated="10"/>
          <table:table-cell table:style-name="ce13"/>
          <table:table-cell table:number-columns-repeated="6"/>
          <table:table-cell office:value-type="string" calcext:value-type="string">
            <text:p>Im3</text:p>
          </table:table-cell>
          <table:table-cell office:value-type="string" calcext:value-type="string">
            <text:p>P</text:p>
          </table:table-cell>
          <table:table-cell table:formula="of:=[.G51]" office:value-type="float" office:value="3.875" calcext:value-type="float">
            <text:p>3.875</text:p>
          </table:table-cell>
          <table:table-cell table:formula="of:=[.H51]" office:value-type="float" office:value="0.534041196912748" calcext:value-type="float">
            <text:p>0.5340411969</text:p>
          </table:table-cell>
          <table:table-cell/>
          <table:table-cell table:formula="of:=[.T63]*[.$C$8]" office:value-type="float" office:value="7.32268873158258" calcext:value-type="float">
            <text:p>7.3226887316</text:p>
          </table:table-cell>
          <table:table-cell table:formula="of:=[.U63]*[.$C$10]" office:value-type="float" office:value="0.000203405557676008" calcext:value-type="float">
            <text:p>0.0002034056</text:p>
          </table:table-cell>
          <table:table-cell/>
          <table:table-cell office:value-type="string" calcext:value-type="string">
            <text:p>Im3</text:p>
          </table:table-cell>
          <table:table-cell office:value-type="string" calcext:value-type="string">
            <text:p>P</text:p>
          </table:table-cell>
          <table:table-cell table:formula="of:=4*[.X63]*POWER([.W63];12)" office:value-type="float" office:value="19340588.8217969" calcext:value-type="float">
            <text:p>1.93406e+07</text:p>
          </table:table-cell>
          <table:table-cell table:formula="of:=4*[.X63]*POWER([.W63];6)" office:value-type="float" office:value="125.442947272136" calcext:value-type="float">
            <text:p>1.25443e+02</text:p>
          </table:table-cell>
        </table:table-row>
        <table:table-row table:style-name="ro1">
          <table:table-cell table:number-columns-repeated="10"/>
          <table:table-cell table:style-name="ce13"/>
          <table:table-cell table:number-columns-repeated="6"/>
          <table:table-cell table:number-columns-repeated="2" office:value-type="string" calcext:value-type="string">
            <text:p>N</text:p>
          </table:table-cell>
          <table:table-cell table:formula="of:=[.J8]" office:value-type="float" office:value="3.3" calcext:value-type="float">
            <text:p>3.3</text:p>
          </table:table-cell>
          <table:table-cell table:formula="of:=[.K8]" office:value-type="float" office:value="0.42" calcext:value-type="float">
            <text:p>0.42</text:p>
          </table:table-cell>
          <table:table-cell/>
          <table:table-cell table:formula="of:=[.T64]*[.$C$8]" office:value-type="float" office:value="6.23609621012194" calcext:value-type="float">
            <text:p>6.2360962101</text:p>
          </table:table-cell>
          <table:table-cell table:formula="of:=[.U64]*[.$C$10]" office:value-type="float" office:value="0.000159969558" calcext:value-type="float">
            <text:p>0.0001599696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formula="of:=4*[.X64]*POWER([.W64];12)" office:value-type="float" office:value="2213354.70552596" calcext:value-type="float">
            <text:p>2.21335e+06</text:p>
          </table:table-cell>
          <table:table-cell table:formula="of:=4*[.X64]*POWER([.W64];6)" office:value-type="float" office:value="37.6334624471471" calcext:value-type="float">
            <text:p>3.76335e+01</text:p>
          </table:table-cell>
        </table:table-row>
        <table:table-row table:style-name="ro1">
          <table:table-cell table:number-columns-repeated="10"/>
          <table:table-cell table:style-name="ce13"/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Me</text:p>
          </table:table-cell>
          <table:table-cell table:formula="of:=0.5*([.J$8]+[.J9])" office:value-type="float" office:value="3.45" calcext:value-type="float">
            <text:p>3.45</text:p>
          </table:table-cell>
          <table:table-cell table:formula="of:=SQRT([.K$8]*[.K9])" office:value-type="float" office:value="0.817190308312574" calcext:value-type="float">
            <text:p>0.8171903083</text:p>
          </table:table-cell>
          <table:table-cell/>
          <table:table-cell table:formula="of:=[.T65]*[.$C$8]" office:value-type="float" office:value="6.51955512876385" calcext:value-type="float">
            <text:p>6.5195551288</text:p>
          </table:table-cell>
          <table:table-cell table:formula="of:=[.U65]*[.$C$10]" office:value-type="float" office:value="0.000311251362911062" calcext:value-type="float">
            <text:p>0.0003112514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e</text:p>
          </table:table-cell>
          <table:table-cell table:formula="of:=4*[.X65]*POWER([.W65];12)" office:value-type="float" office:value="7341533.71431808" calcext:value-type="float">
            <text:p>7.34153e+06</text:p>
          </table:table-cell>
          <table:table-cell table:formula="of:=4*[.X65]*POWER([.W65];6)" office:value-type="float" office:value="95.6046520717275" calcext:value-type="float">
            <text:p>9.56047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formula="of:=0.5*([.J$8]+[.J10])" office:value-type="float" office:value="3.35" calcext:value-type="float">
            <text:p>3.35</text:p>
          </table:table-cell>
          <table:table-cell table:formula="of:=SQRT([.K$8]*[.K10])" office:value-type="float" office:value="0.42" calcext:value-type="float">
            <text:p>0.42</text:p>
          </table:table-cell>
          <table:table-cell/>
          <table:table-cell table:formula="of:=[.T66]*[.$C$8]" office:value-type="float" office:value="6.33058251633591" calcext:value-type="float">
            <text:p>6.3305825163</text:p>
          </table:table-cell>
          <table:table-cell table:formula="of:=[.U66]*[.$C$10]" office:value-type="float" office:value="0.000159969558" calcext:value-type="float">
            <text:p>0.0001599696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formula="of:=4*[.X66]*POWER([.W66];12)" office:value-type="float" office:value="2651071.39756707" calcext:value-type="float">
            <text:p>2.65107e+06</text:p>
          </table:table-cell>
          <table:table-cell table:formula="of:=4*[.X66]*POWER([.W66];6)" office:value-type="float" office:value="41.1869260661801" calcext:value-type="float">
            <text:p>4.11869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N</text:p>
          </table:table-cell>
          <table:table-cell office:value-type="string" calcext:value-type="string">
            <text:p>C1</text:p>
          </table:table-cell>
          <table:table-cell table:formula="of:=0.5*([.J$8]+[.J11])" office:value-type="float" office:value="3.335" calcext:value-type="float">
            <text:p>3.335</text:p>
          </table:table-cell>
          <table:table-cell table:formula="of:=SQRT([.K$8]*[.K11])" office:value-type="float" office:value="0.310805405358401" calcext:value-type="float">
            <text:p>0.3108054054</text:p>
          </table:table-cell>
          <table:table-cell/>
          <table:table-cell table:formula="of:=[.T67]*[.$C$8]" office:value-type="float" office:value="6.30223662447172" calcext:value-type="float">
            <text:p>6.3022366245</text:p>
          </table:table-cell>
          <table:table-cell table:formula="of:=[.U67]*[.$C$10]" office:value-type="float" office:value="0.000118379531712367" calcext:value-type="float">
            <text:p>0.0001183795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1</text:p>
          </table:table-cell>
          <table:table-cell table:formula="of:=4*[.X67]*POWER([.W67];12)" office:value-type="float" office:value="1858972.95492591" calcext:value-type="float">
            <text:p>1.85897e+06</text:p>
          </table:table-cell>
          <table:table-cell table:formula="of:=4*[.X67]*POWER([.W67];6)" office:value-type="float" office:value="29.669131963715" calcext:value-type="float">
            <text:p>2.96691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N</text:p>
          </table:table-cell>
          <table:table-cell office:value-type="string" calcext:value-type="string">
            <text:p>C2</text:p>
          </table:table-cell>
          <table:table-cell table:formula="of:=0.5*([.J$8]+[.J12])" office:value-type="float" office:value="3.335" calcext:value-type="float">
            <text:p>3.335</text:p>
          </table:table-cell>
          <table:table-cell table:formula="of:=SQRT([.K$8]*[.K12])" office:value-type="float" office:value="0.310805405358401" calcext:value-type="float">
            <text:p>0.3108054054</text:p>
          </table:table-cell>
          <table:table-cell/>
          <table:table-cell table:formula="of:=[.T68]*[.$C$8]" office:value-type="float" office:value="6.30223662447172" calcext:value-type="float">
            <text:p>6.3022366245</text:p>
          </table:table-cell>
          <table:table-cell table:formula="of:=[.U68]*[.$C$10]" office:value-type="float" office:value="0.000118379531712367" calcext:value-type="float">
            <text:p>0.0001183795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2</text:p>
          </table:table-cell>
          <table:table-cell table:formula="of:=4*[.X68]*POWER([.W68];12)" office:value-type="float" office:value="1858972.95492591" calcext:value-type="float">
            <text:p>1.85897e+06</text:p>
          </table:table-cell>
          <table:table-cell table:formula="of:=4*[.X68]*POWER([.W68];6)" office:value-type="float" office:value="29.669131963715" calcext:value-type="float">
            <text:p>2.96691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formula="of:=0.5*([.J$8]+[.J13])" office:value-type="float" office:value="3.335" calcext:value-type="float">
            <text:p>3.335</text:p>
          </table:table-cell>
          <table:table-cell table:formula="of:=SQRT([.K$8]*[.K13])" office:value-type="float" office:value="0.310805405358401" calcext:value-type="float">
            <text:p>0.3108054054</text:p>
          </table:table-cell>
          <table:table-cell/>
          <table:table-cell table:formula="of:=[.T69]*[.$C$8]" office:value-type="float" office:value="6.30223662447172" calcext:value-type="float">
            <text:p>6.3022366245</text:p>
          </table:table-cell>
          <table:table-cell table:formula="of:=[.U69]*[.$C$10]" office:value-type="float" office:value="0.000118379531712367" calcext:value-type="float">
            <text:p>0.0001183795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formula="of:=4*[.X69]*POWER([.W69];12)" office:value-type="float" office:value="1858972.95492591" calcext:value-type="float">
            <text:p>1.85897e+06</text:p>
          </table:table-cell>
          <table:table-cell table:formula="of:=4*[.X69]*POWER([.W69];6)" office:value-type="float" office:value="29.669131963715" calcext:value-type="float">
            <text:p>2.96691e+01</text:p>
          </table:table-cell>
        </table:table-row>
        <table:table-row table:style-name="ro1">
          <table:table-cell table:number-columns-repeated="17"/>
          <table:table-cell table:number-columns-repeated="2" office:value-type="string" calcext:value-type="string">
            <text:p>Me</text:p>
          </table:table-cell>
          <table:table-cell table:formula="of:=[.J9]" office:value-type="float" office:value="3.6" calcext:value-type="float">
            <text:p>3.6</text:p>
          </table:table-cell>
          <table:table-cell table:formula="of:=[.K9]" office:value-type="float" office:value="1.59" calcext:value-type="float">
            <text:p>1.59</text:p>
          </table:table-cell>
          <table:table-cell/>
          <table:table-cell table:formula="of:=[.T70]*[.$C$8]" office:value-type="float" office:value="6.80301404740576" calcext:value-type="float">
            <text:p>6.8030140474</text:p>
          </table:table-cell>
          <table:table-cell table:formula="of:=[.U70]*[.$C$10]" office:value-type="float" office:value="0.000605599041" calcext:value-type="float">
            <text:p>0.000605599</text:p>
          </table:table-cell>
          <table:table-cell/>
          <table:table-cell table:number-columns-repeated="2" office:value-type="string" calcext:value-type="string">
            <text:p>Me</text:p>
          </table:table-cell>
          <table:table-cell table:formula="of:=4*[.X70]*POWER([.W70];12)" office:value-type="float" office:value="23804638.0727378" calcext:value-type="float">
            <text:p>2.38046e+07</text:p>
          </table:table-cell>
          <table:table-cell table:formula="of:=4*[.X70]*POWER([.W70];6)" office:value-type="float" office:value="240.133845912667" calcext:value-type="float">
            <text:p>2.40134e+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Me</text:p>
          </table:table-cell>
          <table:table-cell office:value-type="string" calcext:value-type="string">
            <text:p>C</text:p>
          </table:table-cell>
          <table:table-cell table:formula="of:=0.5*([.J$9]+[.J10])" office:value-type="float" office:value="3.5" calcext:value-type="float">
            <text:p>3.5</text:p>
          </table:table-cell>
          <table:table-cell table:formula="of:=SQRT([.K$9]*[.K10])" office:value-type="float" office:value="0.817190308312574" calcext:value-type="float">
            <text:p>0.8171903083</text:p>
          </table:table-cell>
          <table:table-cell/>
          <table:table-cell table:formula="of:=[.T71]*[.$C$8]" office:value-type="float" office:value="6.61404143497782" calcext:value-type="float">
            <text:p>6.614041435</text:p>
          </table:table-cell>
          <table:table-cell table:formula="of:=[.U71]*[.$C$10]" office:value-type="float" office:value="0.000311251362911062" calcext:value-type="float">
            <text:p>0.0003112514</text:p>
          </table:table-cell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C</text:p>
          </table:table-cell>
          <table:table-cell table:formula="of:=4*[.X71]*POWER([.W71];12)" office:value-type="float" office:value="8725175.85449513" calcext:value-type="float">
            <text:p>8.72518e+06</text:p>
          </table:table-cell>
          <table:table-cell table:formula="of:=4*[.X71]*POWER([.W71];6)" office:value-type="float" office:value="104.225196115916" calcext:value-type="float">
            <text:p>1.04225e+02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Me</text:p>
          </table:table-cell>
          <table:table-cell office:value-type="string" calcext:value-type="string">
            <text:p>C1</text:p>
          </table:table-cell>
          <table:table-cell table:formula="of:=0.5*([.J$9]+[.J11])" office:value-type="float" office:value="3.485" calcext:value-type="float">
            <text:p>3.485</text:p>
          </table:table-cell>
          <table:table-cell table:formula="of:=SQRT([.K$9]*[.K11])" office:value-type="float" office:value="0.604731345309634" calcext:value-type="float">
            <text:p>0.6047313453</text:p>
          </table:table-cell>
          <table:table-cell/>
          <table:table-cell table:formula="of:=[.T72]*[.$C$8]" office:value-type="float" office:value="6.58569554311363" calcext:value-type="float">
            <text:p>6.5856955431</text:p>
          </table:table-cell>
          <table:table-cell table:formula="of:=[.U72]*[.$C$10]" office:value-type="float" office:value="0.000230330014328399" calcext:value-type="float">
            <text:p>0.00023033</text:p>
          </table:table-cell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C1</text:p>
          </table:table-cell>
          <table:table-cell table:formula="of:=4*[.X72]*POWER([.W72];12)" office:value-type="float" office:value="6132397.79296517" calcext:value-type="float">
            <text:p>6.13240e+06</text:p>
          </table:table-cell>
          <table:table-cell table:formula="of:=4*[.X72]*POWER([.W72];6)" office:value-type="float" office:value="75.1658239234058" calcext:value-type="float">
            <text:p>7.51658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Me</text:p>
          </table:table-cell>
          <table:table-cell office:value-type="string" calcext:value-type="string">
            <text:p>C2</text:p>
          </table:table-cell>
          <table:table-cell table:formula="of:=0.5*([.J$9]+[.J12])" office:value-type="float" office:value="3.485" calcext:value-type="float">
            <text:p>3.485</text:p>
          </table:table-cell>
          <table:table-cell table:formula="of:=SQRT([.K$9]*[.K12])" office:value-type="float" office:value="0.604731345309634" calcext:value-type="float">
            <text:p>0.6047313453</text:p>
          </table:table-cell>
          <table:table-cell/>
          <table:table-cell table:formula="of:=[.T73]*[.$C$8]" office:value-type="float" office:value="6.58569554311363" calcext:value-type="float">
            <text:p>6.5856955431</text:p>
          </table:table-cell>
          <table:table-cell table:formula="of:=[.U73]*[.$C$10]" office:value-type="float" office:value="0.000230330014328399" calcext:value-type="float">
            <text:p>0.00023033</text:p>
          </table:table-cell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C2</text:p>
          </table:table-cell>
          <table:table-cell table:formula="of:=4*[.X73]*POWER([.W73];12)" office:value-type="float" office:value="6132397.79296517" calcext:value-type="float">
            <text:p>6.13240e+06</text:p>
          </table:table-cell>
          <table:table-cell table:formula="of:=4*[.X73]*POWER([.W73];6)" office:value-type="float" office:value="75.1658239234058" calcext:value-type="float">
            <text:p>7.51658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Me</text:p>
          </table:table-cell>
          <table:table-cell office:value-type="string" calcext:value-type="string">
            <text:p>P</text:p>
          </table:table-cell>
          <table:table-cell table:formula="of:=0.5*([.J$9]+[.J13])" office:value-type="float" office:value="3.485" calcext:value-type="float">
            <text:p>3.485</text:p>
          </table:table-cell>
          <table:table-cell table:formula="of:=SQRT([.K$9]*[.K13])" office:value-type="float" office:value="0.604731345309634" calcext:value-type="float">
            <text:p>0.6047313453</text:p>
          </table:table-cell>
          <table:table-cell/>
          <table:table-cell table:formula="of:=[.T74]*[.$C$8]" office:value-type="float" office:value="6.58569554311363" calcext:value-type="float">
            <text:p>6.5856955431</text:p>
          </table:table-cell>
          <table:table-cell table:formula="of:=[.U74]*[.$C$10]" office:value-type="float" office:value="0.000230330014328399" calcext:value-type="float">
            <text:p>0.00023033</text:p>
          </table:table-cell>
          <table:table-cell/>
          <table:table-cell office:value-type="string" calcext:value-type="string">
            <text:p>Me</text:p>
          </table:table-cell>
          <table:table-cell office:value-type="string" calcext:value-type="string">
            <text:p>P</text:p>
          </table:table-cell>
          <table:table-cell table:formula="of:=4*[.X74]*POWER([.W74];12)" office:value-type="float" office:value="6132397.79296517" calcext:value-type="float">
            <text:p>6.13240e+06</text:p>
          </table:table-cell>
          <table:table-cell table:formula="of:=4*[.X74]*POWER([.W74];6)" office:value-type="float" office:value="75.1658239234058" calcext:value-type="float">
            <text:p>7.51658e+01</text:p>
          </table:table-cell>
        </table:table-row>
        <table:table-row table:style-name="ro1">
          <table:table-cell table:number-columns-repeated="17"/>
          <table:table-cell table:number-columns-repeated="2" office:value-type="string" calcext:value-type="string">
            <text:p>C</text:p>
          </table:table-cell>
          <table:table-cell table:formula="of:=[.J10]" office:value-type="float" office:value="3.4" calcext:value-type="float">
            <text:p>3.4</text:p>
          </table:table-cell>
          <table:table-cell table:formula="of:=[.K10]" office:value-type="float" office:value="0.42" calcext:value-type="float">
            <text:p>0.42</text:p>
          </table:table-cell>
          <table:table-cell/>
          <table:table-cell table:formula="of:=[.T75]*[.$C$8]" office:value-type="float" office:value="6.42506882254988" calcext:value-type="float">
            <text:p>6.4250688225</text:p>
          </table:table-cell>
          <table:table-cell table:formula="of:=[.U75]*[.$C$10]" office:value-type="float" office:value="0.000159969558" calcext:value-type="float">
            <text:p>0.0001599696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formula="of:=4*[.X75]*POWER([.W75];12)" office:value-type="float" office:value="3166873.70611925" calcext:value-type="float">
            <text:p>3.16687e+06</text:p>
          </table:table-cell>
          <table:table-cell table:formula="of:=4*[.X75]*POWER([.W75];6)" office:value-type="float" office:value="45.0157033493744" calcext:value-type="float">
            <text:p>4.50157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formula="of:=0.5*([.J$10]+[.J11])" office:value-type="float" office:value="3.385" calcext:value-type="float">
            <text:p>3.385</text:p>
          </table:table-cell>
          <table:table-cell table:formula="of:=SQRT([.K$10]*[.K11])" office:value-type="float" office:value="0.310805405358401" calcext:value-type="float">
            <text:p>0.3108054054</text:p>
          </table:table-cell>
          <table:table-cell/>
          <table:table-cell table:formula="of:=[.T76]*[.$C$8]" office:value-type="float" office:value="6.39672293068569" calcext:value-type="float">
            <text:p>6.3967229307</text:p>
          </table:table-cell>
          <table:table-cell table:formula="of:=[.U76]*[.$C$10]" office:value-type="float" office:value="0.000118379531712367" calcext:value-type="float">
            <text:p>0.000118379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table:formula="of:=4*[.X76]*POWER([.W76];12)" office:value-type="float" office:value="2222424.87188727" calcext:value-type="float">
            <text:p>2.22242e+06</text:p>
          </table:table-cell>
          <table:table-cell table:formula="of:=4*[.X76]*POWER([.W76];6)" office:value-type="float" office:value="32.4400749444222" calcext:value-type="float">
            <text:p>3.24401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formula="of:=0.5*([.J$10]+[.J12])" office:value-type="float" office:value="3.385" calcext:value-type="float">
            <text:p>3.385</text:p>
          </table:table-cell>
          <table:table-cell table:formula="of:=SQRT([.K$10]*[.K12])" office:value-type="float" office:value="0.310805405358401" calcext:value-type="float">
            <text:p>0.3108054054</text:p>
          </table:table-cell>
          <table:table-cell/>
          <table:table-cell table:formula="of:=[.T77]*[.$C$8]" office:value-type="float" office:value="6.39672293068569" calcext:value-type="float">
            <text:p>6.3967229307</text:p>
          </table:table-cell>
          <table:table-cell table:formula="of:=[.U77]*[.$C$10]" office:value-type="float" office:value="0.000118379531712367" calcext:value-type="float">
            <text:p>0.000118379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table:formula="of:=4*[.X77]*POWER([.W77];12)" office:value-type="float" office:value="2222424.87188727" calcext:value-type="float">
            <text:p>2.22242e+06</text:p>
          </table:table-cell>
          <table:table-cell table:formula="of:=4*[.X77]*POWER([.W77];6)" office:value-type="float" office:value="32.4400749444222" calcext:value-type="float">
            <text:p>3.24401e+01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formula="of:=0.5*([.J$10]+[.J13])" office:value-type="float" office:value="3.385" calcext:value-type="float">
            <text:p>3.385</text:p>
          </table:table-cell>
          <table:table-cell table:formula="of:=SQRT([.K$10]*[.K13])" office:value-type="float" office:value="0.310805405358401" calcext:value-type="float">
            <text:p>0.3108054054</text:p>
          </table:table-cell>
          <table:table-cell/>
          <table:table-cell table:formula="of:=[.T78]*[.$C$8]" office:value-type="float" office:value="6.39672293068569" calcext:value-type="float">
            <text:p>6.3967229307</text:p>
          </table:table-cell>
          <table:table-cell table:formula="of:=[.U78]*[.$C$10]" office:value-type="float" office:value="0.000118379531712367" calcext:value-type="float">
            <text:p>0.0001183795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table:formula="of:=4*[.X78]*POWER([.W78];12)" office:value-type="float" office:value="2222424.87188727" calcext:value-type="float">
            <text:p>2.22242e+06</text:p>
          </table:table-cell>
          <table:table-cell table:formula="of:=4*[.X78]*POWER([.W78];6)" office:value-type="float" office:value="32.4400749444222" calcext:value-type="float">
            <text:p>3.24401e+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0">
      <number:scientific-number number:decimal-places="6" number:min-integer-digits="1" number:min-exponent-digits="2"/>
    </number:number-style>
    <number:number-style style:name="N121">
      <number:scientific-number number:decimal-places="5" number:min-integer-digits="1" number:min-exponent-digits="2"/>
    </number:number-style>
    <number:number-style style:name="N122">
      <number:scientific-number number:decimal-places="8" number:min-integer-digits="1" number:min-exponent-digits="2"/>
    </number:number-style>
    <number:number-style style:name="N123">
      <number:scientific-number number:decimal-places="5" number:min-integer-digits="1" number:min-exponent-digits="2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7:18:33.278475000</meta:creation-date>
    <dc:date>2015-03-04T21:30:24.330326000</dc:date>
    <meta:editing-duration>PT3H58M57S</meta:editing-duration>
    <meta:editing-cycles>2</meta:editing-cycles>
    <meta:generator>LibreOffice/4.2.8.2$MacOSX_X86_64 LibreOffice_project/48d50dbfc06349262c9d50868e5c1f630a573ebd</meta:generator>
    <meta:document-statistic meta:table-count="1" meta:cell-count="831" meta:object-count="0"/>
  </office:meta>
</office:document-meta>
</file>